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Text_20_body" style:list-style-name="L18">
      <style:paragraph-properties fo:margin-top="0in" fo:margin-bottom="0in"/>
    </style:style>
    <style:style style:name="P137" style:family="paragraph" style:parent-style-name="Text_20_body" style:list-style-name="L19">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20">
      <style:paragraph-properties fo:margin-top="0in" fo:margin-bottom="0in"/>
    </style:style>
    <style:style style:name="P145" style:family="paragraph" style:parent-style-name="Text_20_body" style:list-style-name="L21">
      <style:paragraph-properties fo:margin-top="0in" fo:margin-bottom="0in"/>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22">
      <style:paragraph-properties fo:margin-top="0in" fo:margin-bottom="0in"/>
    </style:style>
    <style:style style:name="P182" style:family="paragraph" style:parent-style-name="Text_20_body" style:list-style-name="L23">
      <style:paragraph-properties fo:margin-top="0in" fo:margin-bottom="0in"/>
    </style:style>
    <style:style style:name="P183" style:family="paragraph" style:parent-style-name="Text_20_body" style:list-style-name="L24">
      <style:paragraph-properties fo:margin-top="0in" fo:margin-bottom="0in"/>
    </style:style>
    <style:style style:name="P184" style:family="paragraph" style:parent-style-name="Text_20_body" style:list-style-name="L2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32767*"/>
    </style:style>
    <style:style style:name="Table1.B" style:family="table-column">
      <style:table-column-properties style:rel-column-width="32767*"/>
    </style:style>
  </office:automatic-styles>
  <office:body>
    <office:text>
      <text:p text:style-name="Title">Findings Chapter 2 - It’s like a project in itself really</text:p>
      <text:list text:style-name="L1">
        <text:list-item>
          <text:p text:style-name="P1"><text:a xlink:type="simple" xlink:href="#introduction-to-this-writing" office:name=""><text:span text:style-name="Definition">Introduction to This Writing</text:span></text:a></text:p>
        </text:list-item>
        <text:list-item>
          <text:p text:style-name="P1"><text:a xlink:type="simple" xlink:href="#chapter-introduction" office:name=""><text:span text:style-name="Definition">Chapter introduction</text:span></text:a></text:p>
        </text:list-item>
        <text:list-item>
          <text:p text:style-name="P1"><text:a xlink:type="simple" xlink:href="#study-of-vignette-a" office:name=""><text:span text:style-name="Definition">Study of Vignette A</text:span></text:a></text:p>
          <text:list text:style-name="L2">
            <text:list-item>
              <text:p text:style-name="P2"><text:a xlink:type="simple" xlink:href="#descriptive-commentary-on-vignette-a" office:name=""><text:span text:style-name="Definition">Descriptive Commentary on Vignette A</text:span></text:a></text:p>
              <text:list text:style-name="L3">
                <text:list-item>
                  <text:p text:style-name="P3"><text:a xlink:type="simple" xlink:href="#to-integrate---sustaining-engagement-parental-prompts-aligned-with-ideation-stages" office:name=""><text:span text:style-name="Definition">TO INTEGRATE - Sustaining Engagement: Parental prompts aligned with ideation stages</text:span></text:a></text:p>
                </text:list-item>
              </text:list>
            </text:list-item>
          </text:list>
        </text:list-item>
        <text:list-item>
          <text:p text:style-name="P1"><text:a xlink:type="simple" xlink:href="#cultural-interpersonal-personal-planes-analysis-of-use-of-gdps" office:name=""><text:span text:style-name="Definition">Cultural, Interpersonal &amp; Personal Planes Analysis of use of GDPs</text:span></text:a></text:p>
        </text:list-item>
        <text:list-item>
          <text:p text:style-name="P1"><text:a xlink:type="simple" xlink:href="#use-of-gdps-explored-from-a-cultural-focus" office:name=""><text:span text:style-name="Definition">Use of GDPs explored from a cultural focus</text:span></text:a></text:p>
          <text:list text:style-name="L4">
            <text:list-item>
              <text:p text:style-name="P4"><text:a xlink:type="simple" xlink:href="#gdps-and-the-emergence-of-gameplay-concepts-and-practices-through-playtesting" office:name=""><text:span text:style-name="Definition">GDPs and the emergence of gameplay concepts and practices through Playtesting</text:span></text:a></text:p>
              <text:list text:style-name="L5">
                <text:list-item>
                  <text:p text:style-name="P5"><text:a xlink:type="simple" xlink:href="#use-of-evolving-gdp-terminology-to-faciliate-community-participation-more-like-direct-help" office:name=""><text:span text:style-name="Definition">Use of evolving GDP terminology to faciliate community participation (more like direct help?)</text:span></text:a></text:p>
                </text:list-item>
                <text:list-item>
                  <text:p text:style-name="P5"><text:a xlink:type="simple" xlink:href="#developing-a-language-in-informal-feedback-to-direct-modification-of-games" office:name=""><text:span text:style-name="Definition">Developing a language in informal feedback to direct modification of games</text:span></text:a></text:p>
                </text:list-item>
                <text:list-item>
                  <text:p text:style-name="P5"><text:a xlink:type="simple" xlink:href="#other-examples-of-emerging-concepts-practices" office:name=""><text:span text:style-name="Definition">Other examples of emerging concepts / practices</text:span></text:a></text:p>
                </text:list-item>
              </text:list>
            </text:list-item>
            <text:list-item>
              <text:p text:style-name="P4"><text:a xlink:type="simple" xlink:href="#gdps-propagation-through-peer-activity-leading-from-playtesting" office:name=""><text:span text:style-name="Definition">GDPs propagation through peer activity leading from Playtesting</text:span></text:a></text:p>
            </text:list-item>
            <text:list-item>
              <text:p text:style-name="P4"><text:a xlink:type="simple" xlink:href="#gdp-used-to-allow-exploration-of-home-funds-of-knowledge" office:name=""><text:span text:style-name="Definition">GDP used to allow exploration of home funds of knowledge</text:span></text:a></text:p>
            </text:list-item>
            <text:list-item>
              <text:p text:style-name="P4"><text:a xlink:type="simple" xlink:href="#use-of-help-and-documentation-related-to-gdp" office:name=""><text:span text:style-name="Definition">Use of Help and Documentation related to GDP</text:span></text:a></text:p>
              <text:list text:style-name="L6">
                <text:list-item>
                  <text:p text:style-name="P6"><text:a xlink:type="simple" xlink:href="#use-of-simple-code-examples-which-demonstrate-the-pattern-in-isolation" office:name=""><text:span text:style-name="Definition">Use of simple code examples which demonstrate the pattern in isolation</text:span></text:a></text:p>
                </text:list-item>
                <text:list-item>
                  <text:p text:style-name="P6"><text:a xlink:type="simple" xlink:href="#example-of-use-of-professional-practices-of-diverging-from-codebases-accessing-professional-documentation" office:name=""><text:span text:style-name="Definition">Example of use of professional practices of diverging from codebases accessing professional documentation</text:span></text:a></text:p>
                </text:list-item>
                <text:list-item>
                  <text:p text:style-name="P6"><text:a xlink:type="simple" xlink:href="#discussion-and-transition" office:name=""><text:span text:style-name="Definition">Discussion and Transition</text:span></text:a></text:p>
                </text:list-item>
              </text:list>
            </text:list-item>
          </text:list>
        </text:list-item>
        <text:list-item>
          <text:p text:style-name="P1"><text:a xlink:type="simple" xlink:href="#the-use-of-gdps-examined-from-an-interpersonal-focus" office:name=""><text:span text:style-name="Definition">The use of GDPs examined from an interpersonal focus</text:span></text:a></text:p>
          <text:list text:style-name="L7">
            <text:list-item>
              <text:p text:style-name="P7"><text:a xlink:type="simple" xlink:href="#gdps-for-prioritisation-and-division-of-labour" office:name=""><text:span text:style-name="Definition">GDPs for prioritisation and division of labour</text:span></text:a></text:p>
              <text:list text:style-name="L8">
                <text:list-item>
                  <text:p text:style-name="P8"><text:a xlink:type="simple" xlink:href="#gdps-to-help-direct-task-delegation-and-sustaining-participation" office:name=""><text:span text:style-name="Definition">GDPs to help Direct task delegation and sustaining participation</text:span></text:a></text:p>
                </text:list-item>
              </text:list>
            </text:list-item>
            <text:list-item>
              <text:p text:style-name="P7"><text:a xlink:type="simple" xlink:href="#gdps-supporting-ideation-processes" office:name=""><text:span text:style-name="Definition">GDPs supporting ideation processes</text:span></text:a></text:p>
              <text:list text:style-name="L9">
                <text:list-item>
                  <text:p text:style-name="P9"><text:a xlink:type="simple" xlink:href="#paper-prototyping" office:name=""><text:span text:style-name="Definition">Paper prototyping</text:span></text:a></text:p>
                </text:list-item>
                <text:list-item>
                  <text:p text:style-name="P9"><text:a xlink:type="simple" xlink:href="#other-ideation-methods-supported-gdps" office:name=""><text:span text:style-name="Definition">Other ideation methods supported GDPs</text:span></text:a></text:p>
                </text:list-item>
              </text:list>
            </text:list-item>
            <text:list-item>
              <text:p text:style-name="P7"><text:a xlink:type="simple" xlink:href="#gdps-facilitating-designing-for-others" office:name=""><text:span text:style-name="Definition">GDPs facilitating designing for others</text:span></text:a></text:p>
              <text:list text:style-name="L10">
                <text:list-item>
                  <text:p text:style-name="P10"><text:a xlink:type="simple" xlink:href="#vignette-a" office:name=""><text:span text:style-name="Definition">Vignette A</text:span></text:a></text:p>
                </text:list-item>
                <text:list-item>
                  <text:p text:style-name="P10"><text:a xlink:type="simple" xlink:href="#other-examples-and-interpretation-on-designing-for-others-shifts-of-perspective" office:name=""><text:span text:style-name="Definition">Other examples and interpretation on designing for others / shifts of perspective</text:span></text:a></text:p>
                </text:list-item>
              </text:list>
            </text:list-item>
            <text:list-item>
              <text:p text:style-name="P7"><text:a xlink:type="simple" xlink:href="#gdp-driving-adoption-of-technical-processes" office:name=""><text:span text:style-name="Definition">GDP driving adoption of technical processes</text:span></text:a></text:p>
            </text:list-item>
          </text:list>
        </text:list-item>
        <text:list-item>
          <text:p text:style-name="P1"><text:a xlink:type="simple" xlink:href="#gdps-and-the-personal-plane" office:name=""><text:span text:style-name="Definition">GDPs and the personal plane</text:span></text:a></text:p>
          <text:list text:style-name="L11">
            <text:list-item>
              <text:p text:style-name="P11"><text:a xlink:type="simple" xlink:href="#gdps-used-to-support-debugging-and-the-product-revision-process" office:name=""><text:span text:style-name="Definition">GDPs used to support debugging and the product revision process</text:span></text:a></text:p>
            </text:list-item>
            <text:list-item>
              <text:p text:style-name="P11"><text:a xlink:type="simple" xlink:href="#use-of-gdp-when-demonstrating-personal-understandings-in-community-activity" office:name=""><text:span text:style-name="Definition">Use of GDP when demonstrating personal understandings in community activity</text:span></text:a></text:p>
            </text:list-item>
            <text:list-item>
              <text:p text:style-name="P11"><text:a xlink:type="simple" xlink:href="#gdp-as-a-way-to-surface-computational-thinking-and-systems-concepts" office:name=""><text:span text:style-name="Definition">GDP as a way to surface Computational Thinking and Systems Concepts</text:span></text:a></text:p>
              <text:list text:style-name="L12">
                <text:list-item>
                  <text:p text:style-name="P12"><text:a xlink:type="simple" xlink:href="#cts-emerging-in-the-wild." office:name=""><text:span text:style-name="Definition">CTs emerging in the wild.</text:span></text:a></text:p>
                </text:list-item>
              </text:list>
            </text:list-item>
            <text:list-item>
              <text:p text:style-name="P11"><text:a xlink:type="simple" xlink:href="#discussion-on-personal-focus" office:name=""><text:span text:style-name="Definition">Discussion on Personal Focus</text:span></text:a></text:p>
            </text:list-item>
          </text:list>
        </text:list-item>
        <text:list-item>
          <text:p text:style-name="P1"><text:a xlink:type="simple" xlink:href="#additional-chapter-discussion" office:name=""><text:span text:style-name="Definition">Additional Chapter Discussion</text:span></text:a></text:p>
          <text:list text:style-name="L13">
            <text:list-item>
              <text:p text:style-name="P13"><text:a xlink:type="simple" xlink:href="#game-design-patterns-as-a-middle-level-construct-to-facilitate-developing-coding-competency" office:name=""><text:span text:style-name="Definition">Game design patterns as a “middle level” construct to facilitate developing coding competency</text:span></text:a></text:p>
              <text:list text:style-name="L14">
                <text:list-item>
                  <text:p text:style-name="P14"><text:a xlink:type="simple" xlink:href="#gdp-as-concrete-enough-to-be-understandable-but-abstract-enough-to-be-replicable" office:name=""><text:span text:style-name="Definition">GDP as concrete enough to be understandable but abstract enough to be replicable</text:span></text:a></text:p>
                </text:list-item>
              </text:list>
            </text:list-item>
            <text:list-item>
              <text:p text:style-name="P13"><text:a xlink:type="simple" xlink:href="#agency-autonomy-and-walled-gardens" office:name=""><text:span text:style-name="Definition">Agency, Autonomy and Walled Gardens</text:span></text:a></text:p>
              <text:list text:style-name="L15">
                <text:list-item>
                  <text:p text:style-name="P15"><text:a xlink:type="simple" xlink:href="#use-of-restricted-set-of-collated-gdp-patterns" office:name=""><text:span text:style-name="Definition">Use of restricted set of collated GDP patterns</text:span></text:a></text:p>
                </text:list-item>
                <text:list-item>
                  <text:p text:style-name="P15"><text:a xlink:type="simple" xlink:href="#breaking-out---on-the-organic-evolution-of-the-design" office:name=""><text:span text:style-name="Definition">Breaking out - on the organic evolution of the design</text:span></text:a></text:p>
                </text:list-item>
              </text:list>
            </text:list-item>
            <text:list-item>
              <text:p text:style-name="P13"><text:a xlink:type="simple" xlink:href="#tensions-between-facilitating-agency-and-norming-practices-possible-link-to-next-chapter" office:name=""><text:span text:style-name="Definition">Tensions between facilitating agency and norming practices (Possible Link to Next Chapter)</text:span></text:a></text:p>
            </text:list-item>
          </text:list>
        </text:list-item>
      </text:list>
      <text:h text:style-name="Heading_20_2" text:outline-level="2"><text:bookmark-start text:name="introduction-to-this-writing"/>Introduction to This Writing<text:bookmark-end text:name="introduction-to-this-writing"/></text:h>
      <text:p text:style-name="First_20_paragraph">While this piece of writing contains results, it also contains references to concepts and methodologies which will be included in other chapters in the final thesis. Other emerging chapters are online at - https://mickfuzz.github.io/phd4/thesis_chapters.html</text:p>
      <text:p text:style-name="Text_20_body">To help the reader understand the data in this chapter the following notes on methods/ methodology are included.</text:p>
      <text:list text:style-name="L16">
        <text:list-item>
          <text:p text:style-name="P16">Introduction: Research landscape to develop coding and design practices in line with social understandings of learning. In particular, the intentional development of a communities of designers and coders with an educational aims has been explored paying particular attention strategies that educators can use to aid these processes.</text:p>
        </text:list-item>
        <text:list-item>
          <text:p text:style-name="P16">The study uses mixed methods in methodology. Informed by analysis of journal diary, notes, video data and interviews (Methodology)</text:p>
        </text:list-item>
        <text:list-item>
          <text:p text:style-name="P16">The research design evolved as the game making program was underway based on feedback and reactions of the participants (supported precedent in design-based research) (Methodology)</text:p>
        </text:list-item>
        <text:list-item>
          <text:p text:style-name="P16">A long pilot course and development stage resulted in extensive support materials and activities which I have structured into a learning design called 3M (Methodology + see recent chapter on 3M model)</text:p>
        </text:list-item>
        <text:list-item>
          <text:p text:style-name="P16">Game making is based on remixing code from an existing incomplete game template (half-baked games &amp; scratch community processes) (Literature review and Design)</text:p>
        </text:list-item>
        <text:list-item>
          <text:p text:style-name="P16">A narrow data samples has been used for this study. This prioritises a greater depth of analysis on interactions over generalisation. This is justified in a section on data validity in Methdology chpater.<text:line-break/></text:p>
        </text:list-item>
        <text:list-item>
          <text:p text:style-name="P16">Results chapters use Rogoff’s 3 planes of analysis (Cultural, Interpersonal and Personal) which aligns well with AT (Methodology)</text:p>
        </text:list-item>
        <text:list-item>
          <text:p text:style-name="P16">The concepts of resolving tensions within activity from Activity Theory are used to explore the evolution of the design of activities and resources. (Design results)</text:p>
        </text:list-item>
        <text:list-item>
          <text:p text:style-name="P16">The working definition of game design patterns (GDPs) is explored in the literature review and enhanced in the design chapter is augmented with analysis of specific examples of their use by participants in practice.</text:p>
        </text:list-item>
      </text:list>
      <text:h text:style-name="Heading_20_2" text:outline-level="2"><text:bookmark-start text:name="chapter-introduction"/>Chapter introduction<text:bookmark-end text:name="chapter-introduction"/></text:h>
      <text:p text:style-name="First_20_paragraph">The purpose of this chapter is to explore how the data gathered informs thinking on two research questions of this study.</text:p>
      <text:list text:style-name="L17">
        <text:list-item>
          <text:p text:style-name="P17">How can game design patterns support the development of coding practices by novices?</text:p>
        </text:list-item>
        <text:list-item>
          <text:p text:style-name="P17">How can the experience of fostering community focused digital game making practices inform wider practice in this area?</text:p>
        </text:list-item>
        <text:list-item>
          <text:p text:style-name="P17"><text:span text:style-name="T1">New question</text:span> - How can learners build agency in an evolving community of game makers?</text:p>
        </text:list-item>
      </text:list>
      <text:p text:style-name="First_20_paragraph">In the last chapter we explored inclusive pedagogical methods that helped participants become part of an emerging community of game makers. In that community-focused analysis, the unit of activity/ analysis was the creation by individuals learners or pairs of an engaging game with an additional goal of exploring an environmental concept.</text:p>
      <text:p text:style-name="Text_20_body">This chapter analyses a sub-activity system to the creation of the whole game, namely the implementation of individual game design patterns (GDPs). The implementation of GDPs as a unit of activity allows for a more detailed and granular exploration of the many actions and operations that comprise each pattern. In the following sections, I draw on such detailed observations of participants in practice to outline how GDPs are used by participants.</text:p>
      <text:p text:style-name="Text_20_body">This chapter continues with a Vignette of parent child interaction in game making process. The vignette is used to introduce an overview of interactions of that pair generated from analysis of video data. The chapter then focuses on the use of game design patterns by participants in these interactions and then in reference to cultural, interpersonal and personal planes of activity. Finally a discussion section explores implications and observations from these findings in relation to existing research and concepts.</text:p>
      <text:h text:style-name="Heading_20_2" text:outline-level="2"><text:bookmark-start text:name="study-of-vignette-a"/>Study of Vignette A<text:bookmark-end text:name="study-of-vignette-a"/></text:h>
      <text:p text:style-name="First_20_paragraph">To begin more detailed study of participant interactions taken from video recordings I use vignette to give a snapshot of the interactions of one family.</text:p>
      <text:p text:style-name="Text_20_body">For the previous five minutes the parent and child dyad have faced a blockage of a glitch in the software which prevents their wider objective of adding game design pattern of adding keys and doors to their game. In short, in this pattern the users must collect a key and then navigate to a door to progress to the next level. The parent Sh has been trying many different things and changing things in the code while the child Th has been expressing boredom. In response, Sh has expressed frustration and irritation. Finally Sh suggest that Th asks the facilitator Mick for help to resolve the coding blockage.</text:p>
      <table:table table:name="Table1" table:style-name="Table1">
        <table:table-column table:style-name="Table1.A"/>
        <table:table-column table:style-name="Table1.B"/>
        <table:table-header-rows>
          <table:table-row>
            <table:table-cell table:style-name="TableHeaderRowCell" office:value-type="string">
              <text:p text:style-name="Table_20_Heading"><text:span text:style-name="T1">Dialogue</text:span></text:p>
            </table:table-cell>
            <table:table-cell table:style-name="TableHeaderRowCell" office:value-type="string">
              <text:p text:style-name="Table_20_Heading"><text:span text:style-name="T1">Activity</text:span></text:p>
            </table:table-cell>
          </table:table-row>
        </table:table-header-rows>
        <table:table-row>
          <table:table-cell table:style-name="TableRowCell" office:value-type="string">
            <text:p text:style-name="Table_20_Contents">S: You can ask him for help again if you want.</text:p>
          </table:table-cell>
          <table:table-cell table:style-name="TableRowCell" office:value-type="string">
            <text:p text:style-name="Table_20_Contents">S is using laptop. T is nearby</text:p>
          </table:table-cell>
        </table:table-row>
        <table:table-row>
          <table:table-cell table:style-name="TableRowCell" office:value-type="string">
            <text:p text:style-name="Table_20_Contents">T: Why</text:p>
          </table:table-cell>
          <table:table-cell table:style-name="TableRowCell" office:value-type="string">
    </table:table-cell>
        </table:table-row>
        <table:table-row>
          <table:table-cell table:style-name="TableRowCell" office:value-type="string">
            <text:p text:style-name="Table_20_Contents">S: Cos I can’t do it.</text:p>
          </table:table-cell>
          <table:table-cell table:style-name="TableRowCell" office:value-type="string">
    </table:table-cell>
        </table:table-row>
        <table:table-row>
          <table:table-cell table:style-name="TableRowCell" office:value-type="string">
            <text:p text:style-name="Table_20_Contents">T: Ok</text:p>
          </table:table-cell>
          <table:table-cell table:style-name="TableRowCell" office:value-type="string">
    </table:table-cell>
        </table:table-row>
        <table:table-row>
          <table:table-cell table:style-name="TableRowCell" office:value-type="string">
            <text:p text:style-name="Table_20_Contents">Exchange follows with Mick and S - Problems solving using debugging methods and exchange of information about sequencing of variables. Ends after several minutes with game exhibiting desired behaviour of moving to next level after collecting a key.</text:p>
          </table:table-cell>
          <table:table-cell table:style-name="TableRowCell" office:value-type="string">
    </table:table-cell>
        </table:table-row>
        <table:table-row>
          <table:table-cell table:style-name="TableRowCell" office:value-type="string">
            <text:p text:style-name="Table_20_Contents">M: Great</text:p>
          </table:table-cell>
          <table:table-cell table:style-name="TableRowCell" office:value-type="string">
            <text:p text:style-name="Table_20_Contents">(On Screen) Platform game bug is resolved shown by game progressing to the next level.</text:p>
          </table:table-cell>
        </table:table-row>
        <table:table-row>
          <table:table-cell table:style-name="TableRowCell" office:value-type="string">
            <text:p text:style-name="Table_20_Contents">S: Thank you.</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id you see T?</text:p>
          </table:table-cell>
          <table:table-cell table:style-name="TableRowCell" office:value-type="string">
            <text:p text:style-name="Table_20_Contents">(Off Screen) M cedes computer to S.</text:p>
          </table:table-cell>
        </table:table-row>
        <table:table-row>
          <table:table-cell table:style-name="TableRowCell" office:value-type="string">
            <text:p text:style-name="Table_20_Contents">T: Did it do it?</text:p>
          </table:table-cell>
          <table:table-cell table:style-name="TableRowCell" office:value-type="string">
    </table:table-cell>
        </table:table-row>
        <table:table-row>
          <table:table-cell table:style-name="TableRowCell" office:value-type="string">
            <text:p text:style-name="Table_20_Contents">S: Yes</text:p>
          </table:table-cell>
          <table:table-cell table:style-name="TableRowCell" office:value-type="string">
    </table:table-cell>
        </table:table-row>
        <table:table-row>
          <table:table-cell table:style-name="TableRowCell" office:value-type="string">
            <text:p text:style-name="Table_20_Contents">S: I’ll reload it. Here you go</text:p>
          </table:table-cell>
          <table:table-cell table:style-name="TableRowCell" office:value-type="string">
            <text:p text:style-name="Table_20_Contents">S presses refresh key to reload the game</text:p>
          </table:table-cell>
        </table:table-row>
        <table:table-row>
          <table:table-cell table:style-name="TableRowCell" office:value-type="string">
            <text:p text:style-name="Table_20_Contents">T: Laughs</text:p>
          </table:table-cell>
          <table:table-cell table:style-name="TableRowCell" office:value-type="string">
            <text:p text:style-name="Table_20_Contents">T moves laptop to point towards her and takes over using the keyboard</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Makes excited cat noise)</text:p>
          </table:table-cell>
          <table:table-cell table:style-name="TableRowCell" office:value-type="string">
            <text:p text:style-name="Table_20_Contents">T is using arrow keys to control game and check desired behaviour of player progressing to level 2 is working. T progresses</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We need a door in this on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I want to make more levels now.</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o you can put lots of doors and lots of key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Door Key Door Key Door</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Door Level. Key Door Level, Key Door Level</text:p>
          </table:table-cell>
          <table:table-cell table:style-name="TableRowCell" office:value-type="string">
            <text:p text:style-name="Table_20_Contents">S moves computer back to take over the use of they keyboard. She changes tab and navigates to the section of the code which deals with the design of levels and placement of different game components.</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Well. Where are you going to put your door in level two?</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o you want to change the layout at all?</text:p>
          </table:table-cell>
          <table:table-cell table:style-name="TableRowCell" office:value-type="string">
            <text:p text:style-name="Table_20_Contents">S gestures to screen</text:p>
          </table:table-cell>
        </table:table-row>
        <table:table-row>
          <table:table-cell table:style-name="TableRowCell" office:value-type="string">
            <text:p text:style-name="Table_20_Contents">T: What’s door?</text:p>
          </table:table-cell>
          <table:table-cell table:style-name="TableRowCell" office:value-type="string">
            <text:p text:style-name="Table_20_Contents">S doesn’t move laptop but gets closer to take over keyboard</text:p>
          </table:table-cell>
        </table:table-row>
        <table:table-row>
          <table:table-cell table:style-name="TableRowCell" office:value-type="string">
            <text:p text:style-name="Table_20_Contents">S: d</text:p>
          </table:table-cell>
          <table:table-cell table:style-name="TableRowCell" office:value-type="string">
    </table:table-cell>
        </table:table-row>
        <table:table-row>
          <table:table-cell table:style-name="TableRowCell" office:value-type="string">
            <text:p text:style-name="Table_20_Contents">T: Ok</text:p>
          </table:table-cell>
          <table:table-cell table:style-name="TableRowCell" office:value-type="string">
    </table:table-cell>
        </table:table-row>
        <table:table-row>
          <table:table-cell table:style-name="TableRowCell" office:value-type="string">
            <text:p text:style-name="Table_20_Contents">T: d . Door right there.</text:p>
          </table:table-cell>
          <table:table-cell table:style-name="TableRowCell" office:value-type="string">
            <text:p text:style-name="Table_20_Contents">Inserts a “d” in an array high above a platform</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And where’s the key going?</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Must be quite hard through get to that door</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is K</text:p>
          </table:table-cell>
          <table:table-cell table:style-name="TableRowCell" office:value-type="string">
    </table:table-cell>
        </table:table-row>
        <table:table-row>
          <table:table-cell table:style-name="TableRowCell" office:value-type="string">
            <text:p text:style-name="Table_20_Contents">T : (Calmly) Ok just let me do something</text:p>
          </table:table-cell>
          <table:table-cell table:style-name="TableRowCell" office:value-type="string">
            <text:p text:style-name="Table_20_Contents">T starts to delete multiple characters on a line</text:p>
          </table:table-cell>
        </table:table-row>
        <table:table-row>
          <table:table-cell table:style-name="TableRowCell" office:value-type="string">
            <text:p text:style-name="Table_20_Contents">S: (Alarmed) What are you doing?</text:p>
          </table:table-cell>
          <table:table-cell table:style-name="TableRowCell" office:value-type="string">
    </table:table-cell>
        </table:table-row>
        <table:table-row>
          <table:table-cell table:style-name="TableRowCell" office:value-type="string">
            <text:p text:style-name="Table_20_Contents">T: You’ll se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Ah ye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What are you.. Ah you’re making a platform. I see.</text:p>
          </table:table-cell>
          <table:table-cell table:style-name="TableRowCell" office:value-type="string">
            <text:p text:style-name="Table_20_Contents">T starts to add x’s to replace the spaces she has deleted</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See!</text:p>
          </table:table-cell>
          <table:table-cell table:style-name="TableRowCell" office:value-type="string">
    </table:table-cell>
        </table:table-row>
        <table:table-row>
          <table:table-cell table:style-name="TableRowCell" office:value-type="string">
            <text:p text:style-name="Table_20_Contents">S: So where is the key going?</text:p>
          </table:table-cell>
          <table:table-cell table:style-name="TableRowCell" office:value-type="string">
    </table:table-cell>
        </table:table-row>
        <table:table-row>
          <table:table-cell table:style-name="TableRowCell" office:value-type="string">
            <text:p text:style-name="Table_20_Contents">T: Key, so it’s K?</text:p>
          </table:table-cell>
          <table:table-cell table:style-name="TableRowCell" office:value-type="string">
    </table:table-cell>
        </table:table-row>
        <table:table-row>
          <table:table-cell table:style-name="TableRowCell" office:value-type="string">
            <text:p text:style-name="Table_20_Contents">S: Yes</text:p>
          </table:table-cell>
          <table:table-cell table:style-name="TableRowCell" office:value-type="string">
    </table:table-cell>
        </table:table-row>
        <table:table-row>
          <table:table-cell table:style-name="TableRowCell" office:value-type="string">
            <text:p text:style-name="Table_20_Contents">T: Where’s K gone</text:p>
          </table:table-cell>
          <table:table-cell table:style-name="TableRowCell" office:value-type="string">
    </table:table-cell>
        </table:table-row>
        <table:table-row>
          <table:table-cell table:style-name="TableRowCell" office:value-type="string">
            <text:p text:style-name="Table_20_Contents">S: There</text:p>
          </table:table-cell>
          <table:table-cell table:style-name="TableRowCell" office:value-type="string">
            <text:p text:style-name="Table_20_Contents">S points to the K Key on Keyboard</text:p>
          </table:table-cell>
        </table:table-row>
        <table:table-row>
          <table:table-cell table:style-name="TableRowCell" office:value-type="string">
            <text:p text:style-name="Table_20_Contents">T: Back. K for Key</text:p>
          </table:table-cell>
          <table:table-cell table:style-name="TableRowCell" office:value-type="string">
    </table:table-cell>
        </table:table-row>
        <table:table-row>
          <table:table-cell table:style-name="TableRowCell" office:value-type="string">
            <text:p text:style-name="Table_20_Contents">S: Are you putting one in your third level as well?</text:p>
          </table:table-cell>
          <table:table-cell table:style-name="TableRowCell" office:value-type="string">
    </table:table-cell>
        </table:table-row>
        <table:table-row>
          <table:table-cell table:style-name="TableRowCell" office:value-type="string">
            <text:p text:style-name="Table_20_Contents">T: Yes and then I’m going to make more levels</text:p>
          </table:table-cell>
          <table:table-cell table:style-name="TableRowCell" office:value-type="string">
    </table:table-cell>
        </table:table-row>
        <table:table-row>
          <table:table-cell table:style-name="TableRowCell" office:value-type="string">
            <text:p text:style-name="Table_20_Contents">T: You do this bit</text:p>
          </table:table-cell>
          <table:table-cell table:style-name="TableRowCell" office:value-type="string">
    </table:table-cell>
        </table:table-row>
        <table:table-row>
          <table:table-cell table:style-name="TableRowCell" office:value-type="string">
            <text:p text:style-name="Table_20_Contents">T: And then delete those H’s. And in there.</text:p>
          </table:table-cell>
          <table:table-cell table:style-name="TableRowCell" office:value-type="string">
    </table:table-cell>
        </table:table-row>
        <table:table-row>
          <table:table-cell table:style-name="TableRowCell" office:value-type="string">
            <text:p text:style-name="Table_20_Contents">S: No. No.</text:p>
          </table:table-cell>
          <table:table-cell table:style-name="TableRowCell" office:value-type="string">
    </table:table-cell>
        </table:table-row>
        <table:table-row>
          <table:table-cell table:style-name="TableRowCell" office:value-type="string">
            <text:p text:style-name="Table_20_Contents">T: Then, let me do it.</text:p>
          </table:table-cell>
          <table:table-cell table:style-name="TableRowCell" office:value-type="string">
            <text:p text:style-name="Table_20_Contents">(off screen) T takes over the keyboard</text:p>
          </table:table-cell>
        </table:table-row>
        <table:table-row>
          <table:table-cell table:style-name="TableRowCell" office:value-type="string">
            <text:p text:style-name="Table_20_Contents">S: It’s no fun having a game with any hazards to avoid</text:p>
          </table:table-cell>
          <table:table-cell table:style-name="TableRowCell" office:value-type="string">
    </table:table-cell>
        </table:table-row>
        <table:table-row>
          <table:table-cell table:style-name="TableRowCell" office:value-type="string">
            <text:p text:style-name="Table_20_Contents">T: Is for me! do you go that way back?</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o sorry for deleting… They just…</text:p>
          </table:table-cell>
          <table:table-cell table:style-name="TableRowCell" office:value-type="string">
            <text:p text:style-name="Table_20_Contents">(on screen) T deletes hazards in Level 3 of game</text:p>
          </table:table-cell>
        </table:table-row>
        <table:table-row>
          <table:table-cell table:style-name="TableRowCell" office:value-type="string">
            <text:p text:style-name="Table_20_Contents">Back Back Back</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Oh Oh Oh.</text:p>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Rogoff</text:p>
          </table:table-cell>
        </table:table-row>
        <table:table-row>
          <table:table-cell table:style-name="TableRowCell" office:value-type="string">
            <text:p text:style-name="Table_20_Contents">(laugh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eplaces another) Back Oh (giggles)</text:p>
          </table:table-cell>
          <table:table-cell table:style-name="TableRowCell" office:value-type="string">
            <text:p text:style-name="Table_20_Contents">(on screen) T adds three coins to Level 3</text:p>
          </table:table-cell>
        </table:table-row>
        <table:table-row>
          <table:table-cell table:style-name="TableRowCell" office:value-type="string">
            <text:p text:style-name="Table_20_Contents">S: Goodness me what what the point of designing our car with fumes if we’re not going to use it?</text:p>
          </table:table-cell>
          <table:table-cell table:style-name="TableRowCell" office:value-type="string">
    </table:table-cell>
        </table:table-row>
        <table:table-row>
          <table:table-cell table:style-name="TableRowCell" office:value-type="string">
            <text:p text:style-name="Table_20_Contents">T: I don’t know (sigh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You put the key and door in this on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Go on then. Key - Door - Person.</text:p>
          </table:table-cell>
          <table:table-cell table:style-name="TableRowCell" office:value-type="string">
    </table:table-cell>
        </table:table-row>
        <table:table-row>
          <table:table-cell table:style-name="TableRowCell" office:value-type="string">
            <text:p text:style-name="Table_20_Contents">S: Person?</text:p>
          </table:table-cell>
          <table:table-cell table:style-name="TableRowCell" office:value-type="string">
    </table:table-cell>
        </table:table-row>
        <table:table-row>
          <table:table-cell table:style-name="TableRowCell" office:value-type="string">
            <text:p text:style-name="Table_20_Contents">T: Key Door Person.</text:p>
          </table:table-cell>
          <table:table-cell table:style-name="TableRowCell" office:value-type="string">
            <text:p text:style-name="Table_20_Contents">(off screen) T indicates that her mother is the person she is referring to</text:p>
          </table:table-cell>
        </table:table-row>
        <table:table-row>
          <table:table-cell table:style-name="TableRowCell" office:value-type="string">
            <text:p text:style-name="Table_20_Contents">T: (laughs)</text:p>
          </table:table-cell>
          <table:table-cell table:style-name="TableRowCell" office:value-type="string">
            <text:p text:style-name="Table_20_Contents">T start play through of their game again. She progresses past the first level, completes second level. The game then goes back to the first level unexpectedly.</text:p>
          </table:table-cell>
        </table:table-row>
        <table:table-row>
          <table:table-cell table:style-name="TableRowCell" office:value-type="string">
            <text:p text:style-name="Table_20_Contents">S: Is this the first level again</text:p>
          </table:table-cell>
          <table:table-cell table:style-name="TableRowCell" office:value-type="string">
    </table:table-cell>
        </table:table-row>
        <table:table-row>
          <table:table-cell table:style-name="TableRowCell" office:value-type="string">
            <text:p text:style-name="Table_20_Contents">T: I think so</text:p>
          </table:table-cell>
          <table:table-cell table:style-name="TableRowCell" office:value-type="string">
    </table:table-cell>
        </table:table-row>
        <table:table-row>
          <table:table-cell table:style-name="TableRowCell" office:value-type="string">
            <text:p text:style-name="Table_20_Contents">S: OK so our the door for the second level goes back to first level and we want it to go to the third level presumably</text:p>
          </table:table-cell>
          <table:table-cell table:style-name="TableRowCell" office:value-type="string">
    </table:table-cell>
        </table:table-row>
        <table:table-row>
          <table:table-cell table:style-name="TableRowCell" office:value-type="string">
            <text:p text:style-name="Table_20_Contents">T: Yes (laughs) Yes. Why could that be? That’s silly</text:p>
          </table:table-cell>
          <table:table-cell table:style-name="TableRowCell" office:value-type="string">
    </table:table-cell>
        </table:table-row>
        <table:table-row>
          <table:table-cell table:style-name="TableRowCell" office:value-type="string">
            <text:p text:style-name="Table_20_Contents">S: I’m just going to go see something.</text:p>
          </table:table-cell>
          <table:table-cell table:style-name="TableRowCell" office:value-type="string">
            <text:p text:style-name="Table_20_Contents">S dives into the code to try to troubleshoot the problem. T watches for a short while becomes disengaged. She then leaves mother to explore the wider environment of the room and objects within it.</text:p>
          </table:table-cell>
        </table:table-row>
      </table:table>
      <text:h text:style-name="Heading_20_3" text:outline-level="3"><text:bookmark-start text:name="descriptive-commentary-on-vignette-a"/>Descriptive Commentary on Vignette A<text:bookmark-end text:name="descriptive-commentary-on-vignette-a"/></text:h>
      <text:p text:style-name="First_20_paragraph">In this section a summary of the interaction observed in the above vignette is described in broad strokes.</text:p>
      <text:p text:style-name="Text_20_body"/>
      <text:p text:style-name="Text_20_body">The parent has taken on the role of solving harder code problems following instructions carefully. The child is one of the younger participants when blockages occur she explores the room or to dwell on the periphery of other participants interactions. The chpecial use case tutorials and refine a comprehensive documentation for our citizen sciild wants to add additional levels to the game. It is likely that this stems from observations of other games being made and conversations overheard. As this pattern has been added to other games and has become a popular topic of discourse between participants.</text:p>
      <text:p text:style-name="Text_20_body">For both parent and child there is an explicit awareness of game making patterns, the cultural conventions of a platformer game and concept of the game as a dynamic system. These awarenesses drive their work on the design and coding mechanics of the game. The target game design pattern Keys and Doors is repeated in a sing song voice by the child along with chivvying .</text:p>
      <text:p text:style-name="Text_20_body">Understanding of the game as a dynamic system is seen clearly in the parent’s alarm at the child’s deletion of all elements of hazard. This interaction shows the parent guiding the child to imagine the user experience through the use of terms from GDPs. The parent uses GDPs as a prompt that they are designing for others. The child has also thought ahead to this time of playtesting. Both child and parent make reference to the imagined player experiences. In the vignette above Sh mentions “it’s no fun if their are no hazards”. The response of Th “It is for me.” indicates a desire to play against game conventions with a desire to confuse or disorient players.</text:p>
      <text:p text:style-name="Text_20_body">Game making patterns are outlined by both the child and parent. They talk of adding more levels, of the mechanic of keys and doors in this vignette. After a blockage caused by debugging coding is removed, the parent immediately re-engages the child. The parent says “Did you see Th?” and then prompts the child to play-test the game. The child is keen to both replicate the GDP of keys and doors in the second level and to add a new GDP of adding additional levels to the game.</text:p>
      <text:p text:style-name="Text_20_body">The child shows high engagement at this stage outlining her plan for adding pattern to make progress in the process of designing their game. The transformation from the period of time when her parent was problem solving code is dramatic. For this child this alternation between higher and lower engagement with the coding processes happening on screen was fairly consistent. The implementing a new GDP often involves adding new code to the game or a significant change in code which may need debugging. For this pair, larger coding activities were beyond the ability of the child.</text:p>
      <text:p text:style-name="Text_20_body">While it is hard to observe personal dimensions of processess in the interaction above, the child shows their personal knowledge of game design patterns in the end of course evaluation. She responded to the question <text:span text:style-name="T2">What would you like to see next time? What would you add?</text:span> with the comment. “Th: I’d add a health bar and lots more levels and keep on changing the characters and background.”</text:p>
      <text:h text:style-name="Heading_20_4" text:outline-level="4"><text:bookmark-start text:name="to-integrate---sustaining-engagement-parental-prompts-aligned-with-ideation-stages"/>TO INTEGRATE - Sustaining Engagement: Parental prompts aligned with ideation stages<text:bookmark-end text:name="to-integrate---sustaining-engagement-parental-prompts-aligned-with-ideation-stages"/></text:h>
      <text:p text:style-name="First_20_paragraph">The process of adding in a new GDP to the game was often a sustaining activity.</text:p>
      <text:p text:style-name="Text_20_body">The transition from adding one GDP involves playtesting, which then often led to the identification of a next GDP to implement.</text:p>
      <text:p text:style-name="Text_20_body">This activity can be examined with an interpersonal focus it is the product of interaction between the pair and the parent highlights the pivot point which facilitates input and greater engagement. Cracking open a new seam of a GDP Key and Door allows for new possibilities.</text:p>
      <text:p text:style-name="Text_20_body">The parent uses this transition as a prompt to stimulate new activity in the child. The parent navigates this process skilfully and is able to incorporate the child’s interests.</text:p>
      <text:p text:style-name="Text_20_body">The parent struggles to implement quite ambitious code challenges that she takes on but signals clearly when the process returns to ask / imagine stage. The completion of a coding task<text:line-break/>indicating that she is aware of the greater possibility for effective child input at this stage.</text:p>
      <text:p text:style-name="Text_20_body">In ask/imagine stages parent and child are able discuss storytelling, graphical and other aesthetic choices</text:p>
      <text:h text:style-name="Heading_20_2" text:outline-level="2"><text:bookmark-start text:name="cultural-interpersonal-personal-planes-analysis-of-use-of-gdps"/>Cultural, Interpersonal &amp; Personal Planes Analysis of use of GDPs<text:bookmark-end text:name="cultural-interpersonal-personal-planes-analysis-of-use-of-gdps"/></text:h>
      <text:p text:style-name="First_20_paragraph">In the preceeding section, a short interchange beween participants was analysed using three foci of activity cultural, interpersonal and personal foci. In this section I present the results of analysis of other video recordings as separate observations on the way GPDs are used by participants and facilitators to further their game making objectives. Acknowledging that these observation do not fall nearly into each of the three planes, I begin with those oriented more to cultural focus before progressing to observations oriented chiefly to interpersonal activity and then ending with some observation on GDPs impact on personal knowledge construction.</text:p>
      <text:h text:style-name="Heading_20_2" text:outline-level="2"><text:bookmark-start text:name="use-of-gdps-explored-from-a-cultural-focus"/>Use of GDPs explored from a cultural focus<text:bookmark-end text:name="use-of-gdps-explored-from-a-cultural-focus"/></text:h>
      <text:p text:style-name="First_20_paragraph">In the previous chapter the role of cultural activities to engage and sustain engagement in this game making programme were examined. This chapter allows us to focus in on the role that game design patterns in particular. Design patterns used are by parents, children and facilitators in diverse ways in this emerging game making community. NAMELY?</text:p>
      <text:h text:style-name="Heading_20_3" text:outline-level="3"><text:bookmark-start text:name="gdps-and-the-emergence-of-gameplay-concepts-and-practices-through-playtesting"/>GDPs and the emergence of gameplay concepts and practices through Playtesting<text:bookmark-end text:name="gdps-and-the-emergence-of-gameplay-concepts-and-practices-through-playtesting"/></text:h>
      <text:h text:style-name="Heading_20_4" text:outline-level="4"><text:bookmark-start text:name="use-of-evolving-gdp-terminology-to-faciliate-community-participation-more-like-direct-help"/>Use of evolving GDP terminology to faciliate community participation (more like direct help?)<text:bookmark-end text:name="use-of-evolving-gdp-terminology-to-faciliate-community-participation-more-like-direct-help"/></text:h>
      <text:p text:style-name="First_20_paragraph"><text:span text:style-name="T1">Language which has been introduced facilitator interventions is then modified and used organically through community interaction.</text:span></text:p>
      <text:p text:style-name="Text_20_body">The following example shows a patchy but evolving use of some of the terminology that has been introduced partly by facilitator interventions and partly emerging organically through community interaction.</text:p>
      <text:p text:style-name="Text_20_body">The parent Mi and her daughter Ne, the mother wants to export an image from the graphical editing tool and to import this into the game.</text:p>
      <text:p text:style-name="P18">Mi: Right so I don't want this rocket here. I want the rocket to be the yellow thingie.</text:p>
      <text:p text:style-name="P19">Ne – Gold coins.</text:p>
      <text:p text:style-name="P20">Mi - Right so, What are you doing? Do you know what you are doing?</text:p>
      <text:p text:style-name="P21">I want the aliens to be the hazard, the rockets to be the gold coins and the spaceman to be the character.</text:p>
      <text:p text:style-name="P22">Mi: Poop Ping? (alarmed) What are you doing? What's poop ping.</text:p>
      <text:p text:style-name="P23">Where's my spaceman?</text:p>
      <text:p text:style-name="P24">Ne: Wait! What do you want the aliens as?</text:p>
      <text:p text:style-name="P25">Mi: The hazards.</text:p>
      <text:p text:style-name="P26">Mi: Yaaay!</text:p>
      <text:p text:style-name="P27">Mi: And now the rocket thing as the like you know the good thing - the reward.</text:p>
      <text:p text:style-name="P28">Ne: Who wants a rocket for their reward?</text:p>
      <text:p text:style-name="P29">Mi: Because if a spaceman gets to a rocket he can get home. But if he doesn't then the aliens get him.</text:p>
      <text:p text:style-name="P30">Ne: It's a very violent game.</text:p>
      <text:p text:style-name="P31">Mi: What?</text:p>
      <text:p text:style-name="P32">Ne: It's a very violent game. <text:s text:c="1"/></text:p>
      <text:p text:style-name="First_20_paragraph">As background information on this pair, the mother’s focus has been on creating graphics and has expressed prid in this her growing expertise in this area.</text:p>
      <text:p text:style-name="Text_20_body">The mother develops her proficiency of expressing GDP related concepts and language as this interaction develops. This may be to show her increased level of understanding and participation on overall process after being challenged by daughter “Do you even know what export means?”.</text:p>
      <text:p text:style-name="Text_20_body">In any case this enables a more technical and critical discussion between them. “Who wants a rocket for their reward?”</text:p>
      <text:p text:style-name="Text_20_body">Here the daughter recognises the GDP of reward after used by her mother but questions the aesthetic choice and its appeal to game players.</text:p>
      <text:p text:style-name="Text_20_body">Ne appears reluctant to help at first and when she does she is mostly non-verbal and makes changes quickly in a way that her mother cannot then follow or replicate.</text:p>
      <text:h text:style-name="Heading_20_4" text:outline-level="4"><text:bookmark-start text:name="developing-a-language-in-informal-feedback-to-direct-modification-of-games"/>Developing a language in informal feedback to direct modification of games<text:bookmark-end text:name="developing-a-language-in-informal-feedback-to-direct-modification-of-games"/></text:h>
      <text:p text:style-name="First_20_paragraph"><text:span text:style-name="T1">The concepts of game challenge and game feel evolved through informal feedback during playtesting and served to influence peers to modify their games to increase the enjoyment of peer players.</text:span></text:p>
      <text:p text:style-name="Text_20_body">The discussion of game challenge, specifically comment about how ‘hard’ participant games were as the most common interaction during playtesting. The concept of difficulty for most of the participant’s games was dependent on the interaction between the feel of the game controls and elements of game challenge associated with placement of hazards and moving enemies. The term <text:span text:style-name="T2">game feel</text:span> has varied interpretation but is generally framed as the responsiveness and feeling of control over the main character during the core movement of the game. In this case, it effects the ability of players to move between platforms and avoid enemies.</text:p>
      <text:p text:style-name="Text_20_body">In this design the jump mechanic is determined by the use of variables controlling gravity, jump velocity and movement velocity. The importance of these variables to is was behind the design decision to place these variable right at the top of the code and to rename them with player centric names rather than mathematical terms like velocity and acceleration.<text:line-break/></text:p>
      <text:p text:style-name="Text_20_body">The regular playtesting of games allowed participants to give each other feedback regularly and game feel was one of the aspects that young people in particular to gave frequent feedback on.</text:p>
      <text:p text:style-name="Text_20_body">Parent Mi had been focused mostly on completing asset design. She had been made aware by her daughter Ne about the relevant game variables. PERHAPS INSERT HOW - SCREEN SHOT?</text:p>
      <text:p text:style-name="Text_20_body">In response, Mi asked for advice but Ne gave none walking away. Mi noted “She’s left me to my own devices.”</text:p>
      <text:p text:style-name="Text_20_body">Player jump (y) velocity was set very high but left right (x) velocity was slow. This created a very frustrating game feel. The following is a compilation of feedback comments or reactions over a 15 minute time period.</text:p>
      <text:p text:style-name="P33">Mi: (Talking to self) No! It's so hard that. (referring to a particular jump in her game.)</text:p>
      <text:p text:style-name="P34">Mick: How are you getting on Mi? It's looking good.</text:p>
      <text:p text:style-name="P35">Mick: (Noting frustrated air of Mi) Have you made it to hard.</text:p>
      <text:p text:style-name="P36">Mi: I don't know. Can you jump from here to here with this.. this.. him? (point to main character)</text:p>
      <text:p text:style-name="P37">Mick: So it look like you bump your head and fall down.</text:p>
      <text:p text:style-name="P38">Mick: One bit of friendly feedback that I would give you is that it's taking a long time to move left and right. And that is something that you can change if you want to.</text:p>
      <text:p text:style-name="P39">Mi: Oh right yeah.</text:p>
      <text:p text:style-name="P40">Mick: Yeah.</text:p>
      <text:p text:style-name="P41">Mi: Yeah, actually that's a good idea.</text:p>
      <text:p text:style-name="P42">Mick: If you think about average games. Your average jump time would be about one second in the air. So that can be a bit of guide sometimes. <text:s text:c="1"/></text:p>
      <text:p text:style-name="First_20_paragraph">I share direct feedback about the frustratingly slow movement time and an indirect feedback on the high velocity jump value. I use quite indirect language when giving feedback and while I reference Mi’s frustration rather than giving direct feedback.</text:p>
      <text:p text:style-name="Text_20_body">Ch likes the look of the game and begins with that as a comment.</text:p>
      <text:p text:style-name="P43">Ch: That looks nice (referring to the graphical look of the game)</text:p>
      <text:p text:style-name="P44">Mi invites Ch to play as she can't progress due to the difficult game controls.</text:p>
      <text:p text:style-name="P45"/>
      <text:p text:style-name="P46">Ch: It jumps super high but so slow <text:s text:c="1"/></text:p>
      <text:p text:style-name="P47">Pause.</text:p>
      <text:p text:style-name="P48">Mi: He has to go slow because he's an astronaut, you see. <text:s text:c="3"/></text:p>
      <text:p text:style-name="P49"/>
      <text:p text:style-name="P50">Ch: It's hard.</text:p>
      <text:p text:style-name="P51">Ch then leaves</text:p>
      <text:p text:style-name="P52"/>
      <text:p text:style-name="P53">Mi: (to peer parent with proud tone.) It's hard. Wow.</text:p>
      <text:p text:style-name="First_20_paragraph">Fi comes to play the game</text:p>
      <text:p text:style-name="P54">Fi: How much jump speed to you have?</text:p>
      <text:p text:style-name="P55">Fi: Your jump speed is massive.</text:p>
      <text:p text:style-name="First_20_paragraph">We can see that Mi justifies the game feel of a very high fast jump with a narrative response about the character being spaceman. However, the limited amount of time anyone plays her game and her own frustration in playing it is telling. The game feel is frustrating in the wrong way here. Mi seems to initially misconstrue the feedback she is getting here equating her ability to make the game hard as a positive thing. However, towards the end she notes the frustrating nature of the game. As a caveat, it is hard to be clear about the motives or decisions of Mi in this situation.</text:p>
      <text:p text:style-name="Text_20_body">Other children come and play the game but only for less than a minute before leaving. While their feedback is non verbal the very short length of time that some of them spend is noticeable. After the last one leaves Mi comments “It’s so frustrating.”</text:p>
      <text:p text:style-name="Text_20_body">In these interactions we can see a consistent message coming from peers in the playtesting process. They praise the look of the game but offer constructive feedback to help improve the GDP of jumping. The same message is delivered in a variety of ways, above we can see feedback from Mick trying to bridge a technical and conversational approach, direct feedback of the personal challenge level and an interpretation of the cause from Ch and then a more specifically technical explanation with an offer of help made in return, perhaps as a gesture of no hard feelings after the critique of the game (my speculation).</text:p>
      <text:p text:style-name="Text_20_body">The emergence of this emerging community norm of jump feel comes from the personal experiences of the participants and from tangible feeling of lack of control over the player’s character in the game.</text:p>
      <text:p text:style-name="Text_20_body">This indirect comments aimed to direct direction of design mirrors some of the informal norming behaviours that are less directive seen in the work of Rogoff and colleagues [find work]. ( NOTE EXPLORE THIS PREVIOUSLY?)</text:p>
      <text:p text:style-name="Text_20_body">The players do not, apart from Mi’s daughter, tell Mi directly to change the game.</text:p>
      <text:h text:style-name="Heading_20_4" text:outline-level="4"><text:bookmark-start text:name="other-examples-of-emerging-concepts-practices"/>Other examples of emerging concepts / practices<text:bookmark-end text:name="other-examples-of-emerging-concepts-practices"/></text:h>
      <text:p text:style-name="First_20_paragraph">References to such emerging concepts and practices were present in many exchanges during directed playtesting and pair interactions.</text:p>
      <text:p text:style-name="Text_20_body">In the example above after comments on the jump speed Fi continues.</text:p>
      <text:p text:style-name="P56">Fi: How much jump speed to you have?</text:p>
      <text:p text:style-name="P57">Fi: Your jump speed is massive.</text:p>
      <text:p text:style-name="P58">Fi gives advice about tidying up the sprite outlines.</text:p>
      <text:p text:style-name="P59">Fi – for people with background like yours You can use the “cramping tool””</text:p>
      <text:p text:style-name="P60">Ma and Fi – then explain – SEE THEIR RECORDING</text:p>
      <text:p text:style-name="P61">So that the background is clearer.</text:p>
      <text:p text:style-name="First_20_paragraph">While Fi has only just been introduced to the ability to “cramp”. He is happy and able to share this useful tool with Mi. Theme FIND THE EXAMPLE BEFORE DEVELOPING.</text:p>
      <text:p text:style-name="Text_20_body">For example the emergence of the concept of safe zone in the game of Ch and Pa - The concept of a safe zone arrives as a direct result of after adding a moving enemies GDP, the extensive use of that pattern dominates the game challenge to such an extent that it is essential for players to quickly identify and use ‘safe zones’.</text:p>
      <text:h text:style-name="Heading_20_3" text:outline-level="3"><text:bookmark-start text:name="gdps-propagation-through-peer-activity-leading-from-playtesting"/>GDPs propagation through peer activity leading from Playtesting<text:bookmark-end text:name="gdps-propagation-through-peer-activity-leading-from-playtesting"/></text:h>
      <text:p text:style-name="First_20_paragraph">The implementation of similar GDP by participant groups and individuals often spread through peer activity that often emerged from play testing.</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e, agreeing to show another child Ch how to add new levels.</text:p>
      <text:p text:style-name="P62">Ch: Why’s that enemy in every level</text:p>
      <text:p text:style-name="P63">Te: He’s not.</text:p>
      <text:p text:style-name="P64">Ch: Can you show me how you add more levels on to yours?</text:p>
      <text:p text:style-name="P65">Te: Yeah sure.</text:p>
      <text:p text:style-name="P66">Pause</text:p>
      <text:p text:style-name="P67">Te: I’m just going to have one go of beating this (refering to his own game which he is playtesing). It’s 21 levels in it. So .. Yeeeeah.</text:p>
      <text:p text:style-name="P68">Pause</text:p>
      <text:p text:style-name="P69">Ch: It’s like parcours in Minecraft but times. It’s like playing the game Wipeout. Have you ever played Wipeout?</text:p>
      <text:p text:style-name="P70">Te: Er not really.</text:p>
      <text:p text:style-name="P71">Ch: Or seen it?</text:p>
      <text:p text:style-name="P72">Ch: That’s like my second level.</text:p>
      <text:p text:style-name="P73">Te: Ah so hard (Te fails at a high level on his game and starts to move off)</text:p>
      <text:p text:style-name="P74"/>
      <text:p text:style-name="P75">Te: (To someone else <text:s text:c="1"/>calling for attention) <text:s text:c="1"/>No I’m helping (Ch)..</text:p>
      <text:p text:style-name="P76">(Te then follows Ch to his workstation to help him implement more levels.)</text:p>
      <text:p text:style-name="First_20_paragraph">When Te moves to Ch’s game he playtests it and then looks at the code. He notes that Ch has added a variable for a fourth level but then goes on to demonstrate to to add an array representing the next level, and a conditional statement to select level 4 when level 3 is completed. At Te uses the keyboard completes this work, Ch reads aloud the code which is being typed in by Te.</text:p>
      <text:p text:style-name="Text_20_body">Exchanges like this allow the propagation of GDPs</text:p>
      <text:p text:style-name="Text_20_body">The process of playing a game of another and sharing your appreciation of it invites participants to add new patterns to their own game. In this example the process is very direct with the one asking another to help them directly. It is very likely that Ch has noticed Te helping others add levels to their games and thus this may help him to feel empowered to do the same.</text:p>
      <text:p text:style-name="Text_20_body"><text:span text:style-name="T1">Other examples of propagation</text:span></text:p>
      <text:p text:style-name="Text_20_body">While some participants were diligent and deliberate in their use of documentation, peer propagation was the default mode of adding new GDPs for many of the younger participants able to work independently.</text:p>
      <text:p text:style-name="Text_20_body">Another examples of propagating patterns include placing hazards in tricky places like a lava pit, the use of moving enemies, changes to jump dynamics,</text:p>
      <text:p text:style-name="Text_20_body">While the example above shows a fully peer implementation with a request and direct support happening between peers, another common patterns of propagation was to notice and comment on a key dynamic in a game during playtesting, for example a health bar,and then to locate supporting resources to implement that pattern.</text:p>
      <text:h text:style-name="Heading_20_3" text:outline-level="3"><text:bookmark-start text:name="gdp-used-to-allow-exploration-of-home-funds-of-knowledge"/>GDP used to allow exploration of home funds of knowledge<text:bookmark-end text:name="gdp-used-to-allow-exploration-of-home-funds-of-knowledge"/></text:h>
      <text:p text:style-name="First_20_paragraph">GDPs allow participants to share and explore their home funds on knowledge in the emerging learning community.</text:p>
      <text:p text:style-name="Text_20_body">In the previous chapter the ability for participants to bring home funds of knowledge into the new learning community was explored in relation to the use of graphical assets and game narratives. In the previous examples we can see a similar process.</text:p>
      <text:p text:style-name="P77">Ch: It’s like parcours in Minecraft but times. It’s like playing the game Wipeout. Have you ever played Wipeout?</text:p>
      <text:p text:style-name="P78">Te: Er not really.</text:p>
      <text:p text:style-name="P79">Ch: Or seen it?</text:p>
      <text:p text:style-name="First_20_paragraph">The process of watching Te self test his game exposes the dominant game experience of timed jumping. Parcour in Minecraft and Wipe out are both game experiences whose main mechanic is about judging jumps to landing accurately.</text:p>
      <text:p text:style-name="Text_20_body">Ch is makes links to his existing experience of games making comparisons between Te’s game, commercial games and his own. In doing so Ch is able to show his knowledge and analysis of gameplay patterns to this community. While his motivation is not clear, one interpretation is that Ch could be making this contribution not only to openly share experience but also as a offering in return for his request for help.</text:p>
      <text:p text:style-name="Text_20_body">In addition to the previous chapters observations…. ADD IF RELEVANT - research on funds of knowledge motives or benefits of this behaviour may include: …</text:p>
      <text:h text:style-name="Heading_20_3" text:outline-level="3"><text:bookmark-start text:name="use-of-help-and-documentation-related-to-gdp"/>Use of Help and Documentation related to GDP<text:bookmark-end text:name="use-of-help-and-documentation-related-to-gdp"/></text:h>
      <text:p text:style-name="First_20_paragraph"><text:span text:style-name="T1">Participants draw on their cultural experience and access to supporting resources and processes at home and from work contexts to guide interactions with others.</text:span></text:p>
      <text:p text:style-name="Text_20_body">A broader description of the design and use of supporting documentation is explored in previous chapters. Here I explore the specific use of GDP related resources. I set up the working pattern based on my professional experiences and my own academic and cultural interests. However, my choice of a walled garden approach in terms of limited design patterns and bespoke documentation based on patchable code snippets created a possible tension with the professional practices of some parents with coding experience.</text:p>
      <text:h text:style-name="Heading_20_4" text:outline-level="4"><text:bookmark-start text:name="use-of-simple-code-examples-which-demonstrate-the-pattern-in-isolation"/>Use of simple code examples which demonstrate the pattern in isolation<text:bookmark-end text:name="use-of-simple-code-examples-which-demonstrate-the-pattern-in-isolation"/></text:h>
      <text:p text:style-name="First_20_paragraph">DEVELOP THIS EXAMPLE - RELATE TO PRACTICE OF CODE PATCHING (EXPLORED IN PREVIOUS CHAPTER)</text:p>
      <text:p text:style-name="Text_20_body">Code examples were initially the starting resource. The idea being it was quick to see the behaviour in context. The, use of code examples by Te in 2019-05-08 shows the effectiveness of the use of code examples by participants.</text:p>
      <text:p text:style-name="Text_20_body">FIND the transcript</text:p>
      <text:h text:style-name="Heading_20_4" text:outline-level="4"><text:bookmark-start text:name="example-of-use-of-professional-practices-of-diverging-from-codebases-accessing-professional-documentation"/>Example of use of professional practices of diverging from codebases accessing professional documentation<text:bookmark-end text:name="example-of-use-of-professional-practices-of-diverging-from-codebases-accessing-professional-documentation"/></text:h>
      <text:p text:style-name="First_20_paragraph">The following exchange shows how the use of GDPs help participants navigate the professional practice of forking a codebase and the exploration of developer resources.</text:p>
      <text:p text:style-name="Text_20_body">In 2019-05-08 Da and Te are working closely as a pair. Da invites thinking outside of the constraints of the suggested design early in this first session. The following interaction (see full transcript of interaction at the foot of this chapter) shows a rich interchange where the parent is trying to draw on the game playing experiences to promote innovation in the design of the existing template.</text:p>
      <text:p text:style-name="Text_20_body">An interaction (see full transcript of interaction at the foot of this chapter) shows a rich interchange where the parent is trying to draw on the game playing experience</text:p>
      <text:p text:style-name="P80">Da: Have you thought about pushing it a bit further and have a different style of game?</text:p>
      <text:p text:style-name="P81">Te: What do you mean?</text:p>
      <text:p text:style-name="P82">Da: Well the previous style of game was a platform (makes shape with hands) game wasn’t it? You went along and there was gravity pushing down (points down). There are other types of games aren’t there?</text:p>
      <text:p text:style-name="P83">Te: Pause. I don’t know what to do thought.</text:p>
      <text:p text:style-name="P84">Da: Well quite but what other games are there?</text:p>
      <text:p text:style-name="First_20_paragraph">Te adopts with this suggestion readily once he understands Da’s suggestion in full.</text:p>
      <text:p text:style-name="Text_20_body">He approaches Mick with a suggestion.</text:p>
      <text:p text:style-name="P85">Te: You could have a game where every 15 seconds 10 seconds you could add and enemy to such and such a random number between such and such (holds up hands to indicate parameters). You could block it somewhere.</text:p>
      <text:p text:style-name="P86">Da: So instead of.. instead of the world… the world being sideways. We could have the world being looked down on. (reindicates the change of perspective)</text:p>
      <text:p text:style-name="P87">Te: Hmm. How should I do this then?</text:p>
      <text:p text:style-name="P88">Da: That’s a good question. Shall we ask Mick to see if that would mess things up or not? <text:s text:c="1"/></text:p>
      <text:p text:style-name="P89">Te: Mick</text:p>
      <text:p text:style-name="P90">Mick: Hi ya.</text:p>
      <text:p text:style-name="P91">Te: Erm. Thinking about what game to do . I was thinking can we make like a pacman game kind of thing (indicates movement of character with hands)</text:p>
      <text:p text:style-name="P92">Da: If we had an on the top game rather than a platform game</text:p>
      <text:p text:style-name="P93">Mick: I think it could work. You could kind of adapt that game by, kind of, removing gravity.</text:p>
      <text:p text:style-name="P94">Da: and see what happens?</text:p>
      <text:p text:style-name="P95">Mick: and see what happens.</text:p>
      <text:p text:style-name="First_20_paragraph">Te is implicit in the use of is process, saying “I was thinking can we make like a pacman game kind of thing”. Da is more explicit naming the shift of perspective but also implying</text:p>
      <text:p text:style-name="Text_20_body">Mick takes this to a different level by making reference to a key change of code that would be involved. NOTE - LINK THIS TO LOA -</text:p>
      <text:p text:style-name="Text_20_body">Da speech show desire to for the pair to try something new. This may be to avoid repetition in the educational experience of the child or perhaps by the desire for challenge which would result from stepping outside of the existing walled garden of choices offered as existing guides. Their new choice is a change of perspective which involves a new game pattern of a new movement game mechanic. The specific proposal is to remove a jumping game mechanic and using a 2D top down movement mechanic used in maze and adventure games like Pac-man and Zelda.</text:p>
      <text:p text:style-name="Text_20_body">However Da is still aware of potential challenges of straying too far from the template. He does not want to “mess things up”.</text:p>
      <text:p text:style-name="Text_20_body">This interaction has a parallel to a professional practice of “forking” code-bases in open-source code communities. The parent checking with a guiding community member about the advantages and disadvantages of a major fork in the code structure. Technically, he has the courage to divert from the existing game paradigm from platform to maze. Practically it brings up issues as many of the dominant game design patterns are different. Thus the first one they identify that of enemy following is not present in the current menu of choices.</text:p>
      <text:p text:style-name="Text_20_body">My own positive response to their suggestion was driven partly from knowledge of Da’s cultural background a both a professional coding and a volunteer supporting children’s coding programmes. While simultaneously checking with other groups that they use the starting template as a base, to avoid overload as previously discussed in design decisions, I encourage this pair to see what happens as a potential learning opportunity. I am conscious that the change of movement may open up different possibilities for new game patterns that this pair may be able to solve. This outweighs the possibility that the pair will get bogged down in complex code problems or structures which may be beyond the capacity of the young person. After all even if they encounter father must solve, the apprentice does not need to understand everything in order to benefit from observing the master at work.</text:p>
      <text:p text:style-name="Text_20_body">There are cultural elements here of a family learning culture between these two playing out in this space.</text:p>
      <text:p text:style-name="Text_20_body">Da’s guided way of approaching the task is very different from previous example of code patching. The interactions with grandparents on a previous iteration are much less directed.</text:p>
      <text:p text:style-name="P96">extract from 2019-05-08 - 20 mins</text:p>
      <text:p text:style-name="P97">Te – Right what shall we add next? So it follows?</text:p>
      <text:p text:style-name="P98">Da – yeah that would be interesting wouldn’t it.</text:p>
      <text:p text:style-name="P99">Te – you know like the ghost in pac-man</text:p>
      <text:p text:style-name="P100">Te – I think it’ll be in here. (Looking at menu of Game Mechanics – can’t see it)</text:p>
      <text:p text:style-name="P101">Te- Link to tutorials – goes to the online tutorials on flossmanuals</text:p>
      <text:p text:style-name="P102">Te – we could add some player health</text:p>
      <text:p text:style-name="P103">Da indicates at the moment this work ok.</text:p>
      <text:p text:style-name="P104">Te – shall we try to get Mick for this</text:p>
      <text:p text:style-name="P105">Da – ah we could google it.</text:p>
      <text:p text:style-name="P106">They google "phaser pacman"</text:p>
      <text:p text:style-name="First_20_paragraph">This example is typical of other interactions of this pair. Te and Da’s design process is more guided and focused than many other participants.</text:p>
      <text:p text:style-name="Text_20_body">In this example the father starts as a facilitator, and takes on the direction of the child. However, as the dialogue progresses he is more directive, initially by asking leading questions, testing existing knowledge then when reaching the edge of the childs knowledge via more direct instructions.</text:p>
      <text:p text:style-name="Text_20_body">This appears to be influenced by Da’s experience as a software engineer and volunteer at Coder Dojo (Glossary).</text:p>
      <text:p text:style-name="Text_20_body">In interview data De notes his approach involves consciously not taking on the keyboard and mouse use.</text:p>
      <text:p text:style-name="Text_20_body">This process of active guiding but suggesting and seeking for the right answer appears as intentional from the consistent nature of the interaction and from a supporting interview.</text:p>
      <text:h text:style-name="Heading_20_4" text:outline-level="4"><text:bookmark-start text:name="discussion-and-transition"/>Discussion and Transition<text:bookmark-end text:name="discussion-and-transition"/></text:h>
      <text:p text:style-name="First_20_paragraph">The potential tension here between walled garden and the wild west turned up by google searches is over come by the professional experiences of the parent.</text:p>
      <text:p text:style-name="Text_20_body">The choice to divert is made possible by Da’s expertise. It also opens up the possibilities of other pairs to follow this path. In a way opening up a new seam of community activity and family of GDPs associated with a maze game.</text:p>
      <text:p text:style-name="Text_20_body">There is a parallel here to play theory which identifies the value of playful environments to provide challenge but within some boundaries of safety. Here the pair step outside of the magic circle? to expand the circle? Shifting the tools and norms of the wider activity.</text:p>
      <text:p text:style-name="Text_20_body">These two examples stem from the wider cultural experiences and practices of the pair’s home coding style and the parents experience taking part in professional community coding activities.</text:p>
      <text:p text:style-name="Text_20_body">TRANSITION - While these examples highlight the use of professional practices and documentation, the interaction of Te and Da could also be studied from an interpersonal foci, one of guided participation. Da is modelling these practices, speaking them aloud and asking<text:line-break/>In the next section, the guided participation of other family pairs and more temporary pairings are explored.</text:p>
      <text:h text:style-name="Heading_20_2" text:outline-level="2"><text:bookmark-start text:name="the-use-of-gdps-examined-from-an-interpersonal-focus"/>The use of GDPs examined from an interpersonal focus<text:bookmark-end text:name="the-use-of-gdps-examined-from-an-interpersonal-focus"/></text:h>
      <text:p text:style-name="First_20_paragraph">This section examines the use of GDPs to facilitate guided participation via interpersonal interactions in game making. Guided participation in this context involved, guidance on organising design activities, various forms of problem solving and help to shift design perspectives. While the primary source of material is from pair interactions between children and parents, at times peer interaction between non-pairs developed into guidance. For example, in the in the example above where Te provides assistance for Ch in adding levels to his game.</text:p>
      <text:h text:style-name="Heading_20_3" text:outline-level="3"><text:bookmark-start text:name="gdps-for-prioritisation-and-division-of-labour"/>GDPs for prioritisation and division of labour<text:bookmark-end text:name="gdps-for-prioritisation-and-division-of-labour"/></text:h>
      <text:p text:style-name="First_20_paragraph">The following exchange between participants Fi and Ma shows GDPs being used to organise future activity.</text:p>
      <text:p text:style-name="P107">M: I’ve brought the music, and also we could just concentrate on one thing and just change that.</text:p>
      <text:p text:style-name="P108">You know, keep working through.</text:p>
      <text:p text:style-name="P109">F: Yeah. I think I want to get an enemy in - oh no - my person animated.</text:p>
      <text:p text:style-name="P110">M: So you want to get your person animated that’s the main thing.</text:p>
      <text:p text:style-name="P111">M: Shall we concentrate on that and changing the platforms into something different?</text:p>
      <text:p text:style-name="P112">F: Yeah.</text:p>
      <text:p text:style-name="P113">M: Yeah?</text:p>
      <text:p text:style-name="P114">F: I also want to make a theme tune.</text:p>
      <text:p text:style-name="P115">M: Yeah it’s, that’s what I mean, you can’t just skip around like that.</text:p>
      <text:p text:style-name="P116">F: hmmm</text:p>
      <text:p text:style-name="P117">M: just cos it gets really overwhelming.</text:p>
      <text:p text:style-name="P118">M: Yeah..? So…?</text:p>
      <text:p text:style-name="P119">Long pause</text:p>
      <text:p text:style-name="P120">M: Well I’ll have a look at the code and see if I can make sense of that.</text:p>
      <text:p text:style-name="First_20_paragraph">This example shows the use of the approximate names number of game design patterns by the child adult. These are get the person animated, get an enemy in, changing the platforms into something different, make a theme tune. Patterns and the multiple actions and operations they entail are referred to briefly using short cut names. At this stage of the design some patterns have been imagined and perhaps partly worked on and dis-guarded. This interchange shows a tension between a more chaotic style of working jumping from one goal to another and potential resolution with parental dialogue prioritising work to be done.</text:p>
      <text:p text:style-name="P121">Mick: Hello</text:p>
      <text:p text:style-name="P122">Ma: Hi Mick</text:p>
      <text:p text:style-name="P123">Ma: So we’ve made quite a lot of progress this week. I think the issue we’re having is that Fi’s super excited so we’re kind of jumping form one thing to another and that’s kinda overwhelming me a bit.</text:p>
      <text:p text:style-name="First_20_paragraph">Father describes previous behaviour as ‘skipping around like that’ or ‘jumping all over the place’ (in the above comment to Mick) as unproductive, but reviewing video data shows a more complex picture. While the father seems keen to prioritise and then complete one pattern, the child takes a more piecemeal approach. Later in the session the father then gets drawn into creating audio assets after observing his son searching for suitable tools. Ironically, it is the father that becomes distracted from his stated task rather than the child.</text:p>
      <text:p text:style-name="Text_20_body">NOTE - THIS DISCUSSION NEEDS MORE DEVELOPMENT</text:p>
      <text:p text:style-name="P124">Ma: Quite complicated. But we can do it. But it would mean a lot of mucking around</text:p>
      <text:p text:style-name="P125">Fi: Ah Er</text:p>
      <text:p text:style-name="P126">Ma: Which is difficult to do while we’re here. But it’s doable.</text:p>
      <text:p text:style-name="P127">Ma: It’s like a project in itself really.</text:p>
      <text:p text:style-name="P128">Fi: Project in itself?</text:p>
      <text:p text:style-name="P129">Ma: Yeah! (laughing). I just want to know like. We can get him in. So if I ask about the sizing.</text:p>
      <text:p text:style-name="P130">Fi: Hmmn</text:p>
      <text:p text:style-name="P131">Ma: I think you can edit the size here.</text:p>
      <text:p text:style-name="P132">Fi: Why don’t you go here for a computer and you can do that?</text:p>
      <text:p text:style-name="P133">Ma: Why. What. While you’re doing what?</text:p>
      <text:p text:style-name="P134">Fi: Um making a sound track or something. I could do something like that.</text:p>
      <text:p text:style-name="P135">Ma: Ok. Yeah. I’ll see if there’s any more computers in the cupboard.</text:p>
      <text:p text:style-name="First_20_paragraph">The child’s initial listing of features is a brainstorming technique. Such techniques are used to aid a creative process however the parent seems to lack the skill to map these out and then to work together to priortise them. Instead he appears to be keen to quickly pick one that seems manageable.</text:p>
      <text:p text:style-name="Text_20_body">GDP are already being used as a way to set goals, track progress and prioritise but the process seems stressful or unsatisfactory. Some kind of support help scaffold this process would be potentially productive. Changes to the emerging 3M design to provide such support are explored in the following chapter.</text:p>
      <text:p text:style-name="Text_20_body">The implementation of some GDP involved the use of different tools and activities. For example, the design of a graphical element suited some learners and they depended on the support of others to implement those changes in code.</text:p>
      <text:p text:style-name="Text_20_body">For pair Fi and Ma the existence of GDP seems to empower the young person to direct a division on labour.</text:p>
      <text:p text:style-name="Text_20_body">Ma has been reading documentation on how to add animation to a character for some time.</text:p>
      <text:p text:style-name="Text_20_body">Here, after a blockage, the child suggests continuing with activities to fit his existing skill set of creating assets in non-code / GUI environments. The child appears to make a tactical decision allowing the father to piece things together in the code based program.</text:p>
      <text:p text:style-name="Text_20_body"/>
      <text:p text:style-name="Text_20_body">The child is able to jump around and work on parallel projects using their existing tools set, or even taking on researching other toolsets, for example independent work to find an online tool to created . This serves the child as it allows them to keep busy and moving different parts of the overall project forward. In contrast, the parent shares both with the child and the facilitator that they feel overwhelmed by the ‘jumping around’ between different GDP stages. While the parent wants to stick to one pattern and complete it, they are still responsive to help the child when they get stuck on an alternative pathway they have chosen to avoid waiting on the parent.</text:p>
      <text:p text:style-name="Text_20_body">While this may be stressful for the parent, lots of progress in the overall game project can be observed in any particular session and the child seems to be developing useful skills managing the parent.</text:p>
      <text:h text:style-name="Heading_20_4" text:outline-level="4"><text:bookmark-start text:name="gdps-to-help-direct-task-delegation-and-sustaining-participation"/>GDPs to help Direct task delegation and sustaining participation<text:bookmark-end text:name="gdps-to-help-direct-task-delegation-and-sustaining-participation"/></text:h>
      <text:p text:style-name="First_20_paragraph"/>
      <text:p text:style-name="Text_20_body">The opening vignette shows the name of a GDP as a way to communicate about the shared work of making a game. The utterance by the child “Key Door Person” seemingly indicated that the child ceded responsibility to the adult. The child has judged it the level of complexity needed to add a new pattern into the code to be beyond her ability and delegates appropriately.</text:p>
      <text:p text:style-name="Text_20_body">|T: Go on then. Key - Door - Person.| | |S: Person?| | |T: Key Door Person.|(off screen) T indicates that her mother is the person she is referring to|</text:p>
      <text:p text:style-name="Text_20_body">Gestures by the child show that the child proposes that the mother is the person who will be responsible for implementing the GDP. As noted in the vignette above Sh took on the majority of coding activity with in put</text:p>
      <text:p text:style-name="Text_20_body">Feedback from the parent indicated this was partly due to reading ability. They also mention a strategy to address with this barrier to participation. “Th got on better during the coding once the student who was hovering initially left us alone. Because every time Th hesitated, she jumped in to do it for her. Whereas I know her better so can judge how to facilitate more minimally, and I resist the urge to fix things immediately when she struggles. Plus she can’t read yet, so she was recognising the relevant bits of code by matching the individual letters, which takes longer.”</text:p>
      <text:p text:style-name="Text_20_body">Tension exist between varied goals of activities. Namely to complete the game, to keep the child involved in different parts of the design process. Both the parent and child navigate solutions to these tensions.</text:p>
      <text:p text:style-name="Text_20_body">The design choice of a grid of letters representing different elements of the platform game appears appropriate in the case of a novice learning to code and read at the same time.</text:p>
      <text:p text:style-name="Text_20_body">It is of value to explore during which design stages is the child is most active and engaged.</text:p>
      <text:p text:style-name="Text_20_body"><text:span text:style-name="T1">Notes to integrate here</text:span></text:p>
      <text:p text:style-name="Text_20_body">While the child makes direct delegation they are free to undertake other activities.</text:p>
      <text:list text:style-name="L18">
        <text:list-item>
          <text:p text:style-name="P136">At certain points in the create stage the parent needs total concentration and is not able to respond effectively to requests of attention.</text:p>
        </text:list-item>
        <text:list-item>
          <text:p text:style-name="P136">At times the parent asked the child to seek help from facilitator.<text:line-break/></text:p>
        </text:list-item>
        <text:list-item>
          <text:p text:style-name="P136">At another time, when the child was bored waiting for parent debugging, she approached the facilitator to ask for help on behalf of the adult without prompting.</text:p>
        </text:list-item>
      </text:list>
      <text:p text:style-name="First_20_paragraph">This activity away from the screen could in some models be seen an non-productive. However, in a community model of learning this can be seen as legitimate peripheral activity <text:reference-mark-start text:name="ZOTERO_ITEM CSL_CITATION {&quot;citationItems&quot;:[{&quot;id&quot;:218,&quot;prefix&quot;:&quot;&quot;,&quot;suffix&quot;:&quot;&quot;,&quot;itemData&quot;:{&quot;page&quot;:&quot;63–82&quot;,&quot;volume&quot;:&quot;2&quot;,&quot;source&quot;:&quot;Google Scholar&quot;,&quot;type&quot;:&quot;article-journal&quot;,&quot;id&quot;:&quot;lave_situating_1991&quot;,&quot;author&quot;:[{&quot;given&quot;:&quot;Jean&quot;,&quot;family&quot;:&quot;Lave&quot;}],&quot;title&quot;:&quot;Situating learning in communities of practice&quot;,&quot;citation-key&quot;:&quot;lave_situating_1991&quot;,&quot;container-title&quot;:&quot;Perspectives on socially shared cognition&quot;,&quot;issued&quot;:{&quot;date-parts&quot;:[[1991]]}},&quot;uri&quot;:[&quot;http://zotero.org/users/1913249/items/CT2UFZ8Y&quot;],&quot;uris&quot;:[&quot;http://zotero.org/users/1913249/items/CT2UFZ8Y&quot;]}],&quot;properties&quot;:{&quot;formattedCitation&quot;:&quot;[@lave_situating_1991]&quot;,&quot;noteIndex&quot;:0},&quot;schema&quot;:&quot;https://github.com/citation-style-language/schema/raw/master/csl-citation.json&quot;,&quot;citationID&quot;:&quot;kuuxfith&quot;} RNDomqjnyxqsd"/>&lt;Do Zotero Refresh: [@lave_situating_1991]&gt;<text:reference-mark-end text:name="ZOTERO_ITEM CSL_CITATION {&quot;citationItems&quot;:[{&quot;id&quot;:218,&quot;prefix&quot;:&quot;&quot;,&quot;suffix&quot;:&quot;&quot;,&quot;itemData&quot;:{&quot;page&quot;:&quot;63–82&quot;,&quot;volume&quot;:&quot;2&quot;,&quot;source&quot;:&quot;Google Scholar&quot;,&quot;type&quot;:&quot;article-journal&quot;,&quot;id&quot;:&quot;lave_situating_1991&quot;,&quot;author&quot;:[{&quot;given&quot;:&quot;Jean&quot;,&quot;family&quot;:&quot;Lave&quot;}],&quot;title&quot;:&quot;Situating learning in communities of practice&quot;,&quot;citation-key&quot;:&quot;lave_situating_1991&quot;,&quot;container-title&quot;:&quot;Perspectives on socially shared cognition&quot;,&quot;issued&quot;:{&quot;date-parts&quot;:[[1991]]}},&quot;uri&quot;:[&quot;http://zotero.org/users/1913249/items/CT2UFZ8Y&quot;],&quot;uris&quot;:[&quot;http://zotero.org/users/1913249/items/CT2UFZ8Y&quot;]}],&quot;properties&quot;:{&quot;formattedCitation&quot;:&quot;[@lave_situating_1991]&quot;,&quot;noteIndex&quot;:0},&quot;schema&quot;:&quot;https://github.com/citation-style-language/schema/raw/master/csl-citation.json&quot;,&quot;citationID&quot;:&quot;kuuxfith&quot;} RNDomqjnyxqsd"/>, or as an observation stage of LOPI model <text:reference-mark-start text:name="ZOTERO_ITEM CSL_CITATION {&quot;citationItems&quot;:[{&quot;id&quot;:3213,&quot;prefix&quot;:&quot;&quot;,&quot;suffix&quot;:&quot;&quot;,&quot;itemData&quot;:{&quot;ISSN&quot;:&quot;0018-716X, 1423-0054&quot;,&quot;type&quot;:&quot;article-journal&quot;,&quot;URL&quot;:&quot;https://www.karger.com/Article/FullText/356757&quot;,&quot;container-title&quot;:&quot;Human Development&quot;,&quot;issued&quot;:{&quot;date-parts&quot;:[[2014]]},&quot;page&quot;:&quot;69-81&quot;,&quot;source&quot;:&quot;Crossref&quot;,&quot;volume&quot;:&quot;57&quot;,&quot;issue&quot;:&quot;2-3&quot;,&quot;language&quot;:&quot;en&quot;,&quot;id&quot;:&quot;rogoff_learning_2014&quot;,&quot;author&quot;:[{&quot;given&quot;:&quot;Barbara&quot;,&quot;family&quot;:&quot;Rogoff&quot;}],&quot;title&quot;:&quot;Learning by Observing and Pitching In to Family and Community Endeavors: An Orientation&quot;,&quot;title-short&quot;:&quot;Learning by Observing and Pitching In to Family and Community Endeavors&quot;,&quot;accessed&quot;:{&quot;date-parts&quot;:[[2019,4,6]]},&quot;citation-key&quot;:&quot;rogoff_learning_2014&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DOI&quot;:&quot;10.1159/000356757&quot;},&quot;uri&quot;:[&quot;http://zotero.org/users/1913249/items/8AB5U8TV&quot;],&quot;uris&quot;:[&quot;http://zotero.org/users/1913249/items/8AB5U8TV&quot;]}],&quot;properties&quot;:{&quot;formattedCitation&quot;:&quot;[@rogoff_learning_2014]&quot;,&quot;noteIndex&quot;:0},&quot;schema&quot;:&quot;https://github.com/citation-style-language/schema/raw/master/csl-citation.json&quot;,&quot;citationID&quot;:&quot;pagduekd&quot;} RNDczfnvphqnm"/>&lt;Do Zotero Refresh: [@rogoff_learning_2014]&gt;<text:reference-mark-end text:name="ZOTERO_ITEM CSL_CITATION {&quot;citationItems&quot;:[{&quot;id&quot;:3213,&quot;prefix&quot;:&quot;&quot;,&quot;suffix&quot;:&quot;&quot;,&quot;itemData&quot;:{&quot;ISSN&quot;:&quot;0018-716X, 1423-0054&quot;,&quot;type&quot;:&quot;article-journal&quot;,&quot;URL&quot;:&quot;https://www.karger.com/Article/FullText/356757&quot;,&quot;container-title&quot;:&quot;Human Development&quot;,&quot;issued&quot;:{&quot;date-parts&quot;:[[2014]]},&quot;page&quot;:&quot;69-81&quot;,&quot;source&quot;:&quot;Crossref&quot;,&quot;volume&quot;:&quot;57&quot;,&quot;issue&quot;:&quot;2-3&quot;,&quot;language&quot;:&quot;en&quot;,&quot;id&quot;:&quot;rogoff_learning_2014&quot;,&quot;author&quot;:[{&quot;given&quot;:&quot;Barbara&quot;,&quot;family&quot;:&quot;Rogoff&quot;}],&quot;title&quot;:&quot;Learning by Observing and Pitching In to Family and Community Endeavors: An Orientation&quot;,&quot;title-short&quot;:&quot;Learning by Observing and Pitching In to Family and Community Endeavors&quot;,&quot;accessed&quot;:{&quot;date-parts&quot;:[[2019,4,6]]},&quot;citation-key&quot;:&quot;rogoff_learning_2014&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DOI&quot;:&quot;10.1159/000356757&quot;},&quot;uri&quot;:[&quot;http://zotero.org/users/1913249/items/8AB5U8TV&quot;],&quot;uris&quot;:[&quot;http://zotero.org/users/1913249/items/8AB5U8TV&quot;]}],&quot;properties&quot;:{&quot;formattedCitation&quot;:&quot;[@rogoff_learning_2014]&quot;,&quot;noteIndex&quot;:0},&quot;schema&quot;:&quot;https://github.com/citation-style-language/schema/raw/master/csl-citation.json&quot;,&quot;citationID&quot;:&quot;pagduekd&quot;} RNDczfnvphqnm"/>.</text:p>
      <text:p text:style-name="Text_20_body">Indeed while this arrangement seems mutually suitable, the possibility for children to not engage in community activities is seen by Rogoff <text:reference-mark-start text:name="ZOTERO_ITEM CSL_CITATION {&quot;citationItems&quot;:[{&quot;id&quot;:3370,&quot;prefix&quot;:&quot;&quot;,&quot;suffix&quot;:&quot;&quot;,&quot;itemData&quot;:{&quot;ISBN&quot;:&quot;978-0-19-513133-8&quot;,&quot;publisher-place&quot;:&quot;Oxford [UK] ;a New York&quot;,&quot;number-of-pages&quot;:&quot;434&quot;,&quot;type&quot;:&quot;book&quot;,&quot;call-number&quot;:&quot;HM686 .R64 2003&quot;,&quot;language&quot;:&quot;en&quot;,&quot;event-place&quot;:&quot;Oxford [UK] ;a New York&quot;,&quot;author&quot;:[{&quot;given&quot;:&quot;Barbara&quot;,&quot;family&quot;:&quot;Rogoff&quot;}],&quot;title&quot;:&quot;The cultural nature of human development&quot;,&quot;publisher&quot;:&quot;Oxford University Press&quot;,&quot;source&quot;:&quot;Library of Congress ISBN&quot;,&quot;citation-key&quot;:&quot;rogoff_cultural_2003&quot;,&quot;id&quot;:&quot;rogoff_cultural_2003&quot;,&quot;issued&quot;:{&quot;date-parts&quot;:[[2003]]}},&quot;suppress-author&quot;:true,&quot;uri&quot;:[&quot;http://zotero.org/users/1913249/items/MPJ5DJQJ&quot;],&quot;uris&quot;:[&quot;http://zotero.org/users/1913249/items/MPJ5DJQJ&quot;]},{&quot;id&quot;:8882,&quot;prefix&quot;:&quot;&quot;,&quot;suffix&quot;:&quot;&quot;,&quot;itemData&quot;:{&quot;ISSN&quot;:&quot;0091-732X, 1935-1038&quot;,&quot;type&quot;:&quot;article-journal&quot;,&quot;URL&quot;:&quot;http://journals.sagepub.com/doi/10.3102/0091732X16680994&quot;,&quot;container-title&quot;:&quot;Review of Research in Education&quot;,&quot;container-title-short&quot;:&quot;Review of Research in Education&quot;,&quot;page&quot;:&quot;356-401&quot;,&quot;source&quot;:&quot;DOI.org (Crossref)&quot;,&quot;volume&quot;:&quot;40&quot;,&quot;issue&quot;:&quot;1&quot;,&quot;language&quot;:&quot;en&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author&quot;:[{&quot;given&quot;:&quot;Barbara&quot;,&quot;family&quot;:&quot;Rogoff&quot;},{&quot;given&quot;:&quot;Maureen&quot;,&quot;family&quot;:&quot;Callanan&quot;},{&quot;given&quot;:&quot;Kris D.&quot;,&quot;family&quot;:&quot;Gutiérrez&quot;},{&quot;given&quot;:&quot;Frederick&quot;,&quot;family&quot;:&quot;Erickson&quot;}],&quot;title&quot;:&quot;The Organization of Informal Learning&quot;,&quot;id&quot;:&quot;rogoff_organization_2016&quot;,&quot;accessed&quot;:{&quot;date-parts&quot;:[[2023,2,16]]},&quot;citation-key&quot;:&quot;rogoff_organization_2016&quot;,&quot;issued&quot;:{&quot;date-parts&quot;:[[2016,3]]},&quot;DOI&quot;:&quot;10.3102/0091732X16680994&quot;},&quot;suppress-author&quot;:true,&quot;uri&quot;:[&quot;http://zotero.org/users/1913249/items/Q2M28PQC&quot;],&quot;uris&quot;:[&quot;http://zotero.org/users/1913249/items/Q2M28PQC&quot;]}],&quot;properties&quot;:{&quot;formattedCitation&quot;:&quot;[-@rogoff_cultural_2003; -@rogoff_organization_2016]&quot;,&quot;noteIndex&quot;:0},&quot;schema&quot;:&quot;https://github.com/citation-style-language/schema/raw/master/csl-citation.json&quot;,&quot;citationID&quot;:&quot;zhunukxh&quot;} RNDjvxbyncerx"/>&lt;Do Zotero Refresh: [-@rogoff_cultural_2003; -@rogoff_organization_2016]&gt;<text:reference-mark-end text:name="ZOTERO_ITEM CSL_CITATION {&quot;citationItems&quot;:[{&quot;id&quot;:3370,&quot;prefix&quot;:&quot;&quot;,&quot;suffix&quot;:&quot;&quot;,&quot;itemData&quot;:{&quot;ISBN&quot;:&quot;978-0-19-513133-8&quot;,&quot;publisher-place&quot;:&quot;Oxford [UK] ;a New York&quot;,&quot;number-of-pages&quot;:&quot;434&quot;,&quot;type&quot;:&quot;book&quot;,&quot;call-number&quot;:&quot;HM686 .R64 2003&quot;,&quot;language&quot;:&quot;en&quot;,&quot;event-place&quot;:&quot;Oxford [UK] ;a New York&quot;,&quot;author&quot;:[{&quot;given&quot;:&quot;Barbara&quot;,&quot;family&quot;:&quot;Rogoff&quot;}],&quot;title&quot;:&quot;The cultural nature of human development&quot;,&quot;publisher&quot;:&quot;Oxford University Press&quot;,&quot;source&quot;:&quot;Library of Congress ISBN&quot;,&quot;citation-key&quot;:&quot;rogoff_cultural_2003&quot;,&quot;id&quot;:&quot;rogoff_cultural_2003&quot;,&quot;issued&quot;:{&quot;date-parts&quot;:[[2003]]}},&quot;suppress-author&quot;:true,&quot;uri&quot;:[&quot;http://zotero.org/users/1913249/items/MPJ5DJQJ&quot;],&quot;uris&quot;:[&quot;http://zotero.org/users/1913249/items/MPJ5DJQJ&quot;]},{&quot;id&quot;:8882,&quot;prefix&quot;:&quot;&quot;,&quot;suffix&quot;:&quot;&quot;,&quot;itemData&quot;:{&quot;ISSN&quot;:&quot;0091-732X, 1935-1038&quot;,&quot;type&quot;:&quot;article-journal&quot;,&quot;URL&quot;:&quot;http://journals.sagepub.com/doi/10.3102/0091732X16680994&quot;,&quot;container-title&quot;:&quot;Review of Research in Education&quot;,&quot;container-title-short&quot;:&quot;Review of Research in Education&quot;,&quot;page&quot;:&quot;356-401&quot;,&quot;source&quot;:&quot;DOI.org (Crossref)&quot;,&quot;volume&quot;:&quot;40&quot;,&quot;issue&quot;:&quot;1&quot;,&quot;language&quot;:&quot;en&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author&quot;:[{&quot;given&quot;:&quot;Barbara&quot;,&quot;family&quot;:&quot;Rogoff&quot;},{&quot;given&quot;:&quot;Maureen&quot;,&quot;family&quot;:&quot;Callanan&quot;},{&quot;given&quot;:&quot;Kris D.&quot;,&quot;family&quot;:&quot;Gutiérrez&quot;},{&quot;given&quot;:&quot;Frederick&quot;,&quot;family&quot;:&quot;Erickson&quot;}],&quot;title&quot;:&quot;The Organization of Informal Learning&quot;,&quot;id&quot;:&quot;rogoff_organization_2016&quot;,&quot;accessed&quot;:{&quot;date-parts&quot;:[[2023,2,16]]},&quot;citation-key&quot;:&quot;rogoff_organization_2016&quot;,&quot;issued&quot;:{&quot;date-parts&quot;:[[2016,3]]},&quot;DOI&quot;:&quot;10.3102/0091732X16680994&quot;},&quot;suppress-author&quot;:true,&quot;uri&quot;:[&quot;http://zotero.org/users/1913249/items/Q2M28PQC&quot;],&quot;uris&quot;:[&quot;http://zotero.org/users/1913249/items/Q2M28PQC&quot;]}],&quot;properties&quot;:{&quot;formattedCitation&quot;:&quot;[-@rogoff_cultural_2003; -@rogoff_organization_2016]&quot;,&quot;noteIndex&quot;:0},&quot;schema&quot;:&quot;https://github.com/citation-style-language/schema/raw/master/csl-citation.json&quot;,&quot;citationID&quot;:&quot;zhunukxh&quot;} RNDjvxbyncerx"/> as an important characteristics in participation based models of learning.</text:p>
      <text:h text:style-name="Heading_20_3" text:outline-level="3"><text:bookmark-start text:name="gdps-supporting-ideation-processes"/>GDPs supporting ideation processes<text:bookmark-end text:name="gdps-supporting-ideation-processes"/></text:h>
      <text:p text:style-name="First_20_paragraph">The provision of the menu of GDPs saw a rapid increase in speed or decrease in time spend in ideation phase.</text:p>
      <text:p text:style-name="Text_20_body">This was welcome show by Ma’s comment. “It did go on for too long.”</text:p>
      <text:h text:style-name="Heading_20_4" text:outline-level="4"><text:bookmark-start text:name="paper-prototyping"/>Paper prototyping<text:bookmark-end text:name="paper-prototyping"/></text:h>
      <text:p text:style-name="First_20_paragraph">When GDP was completed and participant or pair move to a new phase there is evidence of a reenergising effect. The use of varied tools and practices are a contributing factor to this effect.</text:p>
      <text:p text:style-name="Text_20_body">In one example the parent notices the child’s difficulty in using cursor and delete/backspace keys to edit a matrix allowing level design. The parent provides a book with grid paper to allow the child to replicate the matrix. The parent then transcribes the design while engaging the child by checking she has interpreted the design correctly.</text:p>
      <text:p text:style-name="Text_20_body">INSERT CODE EXAMPLE FROM VIGNETTE - TO CLEARLY SHOW GRAPHICAL NATURE OF ARRAY IN CODE</text:p>
      <text:p text:style-name="Text_20_body">The parent uses the graphical representation of design in the code template as a jumping off point to make a connection to home practice of sketching things out in paper. The parent, when faced with a blockage,</text:p>
      <text:p text:style-name="Text_20_body">and the process of turning that into reality on the screen and sharing with others is transformative in terms of energy level and interaction during the course of the session.</text:p>
      <text:p text:style-name="Text_20_body">NOTE - RETURN TO THIS IN ANALYSIS OF TADS -</text:p>
      <text:p text:style-name="Text_20_body">More on role of parent and child to negotiate approaches which maximise engagement / progress / keep flow .</text:p>
      <text:list text:style-name="L19">
        <text:list-item>
          <text:p text:style-name="P137">Fi and Ma also discuss the use of paper to clarify initial GDP ideas in interview data.</text:p>
        </text:list-item>
        <text:list-item>
          <text:p text:style-name="P137">Da - invites move to paper but Te happy to work on the screen for immediate feedback. keeping flow going.</text:p>
        </text:list-item>
      </text:list>
      <text:p text:style-name="First_20_paragraph">This pattern completion is mirrored in the work of other pairs.</text:p>
      <text:p text:style-name="Text_20_body">Thus replicating is a kind of participation in an emerging community.</text:p>
      <text:p text:style-name="Text_20_body">There is also a link made by the parent to previous working practices. Using a paper book to make a sketch of the work to be completed.</text:p>
      <text:p text:style-name="Text_20_body">These kinds of shifts of activity and cultural practices brought by the participants also feed into the ongoing culture of the game making community. For example the use of paper designs and paper prototyping that for some of the home ed families was a familiar practice was something that I adopted more broadly after observing the families involved.</text:p>
      <text:h text:style-name="Heading_20_4" text:outline-level="4"><text:bookmark-start text:name="other-ideation-methods-supported-gdps"/>Other ideation methods supported GDPs<text:bookmark-end text:name="other-ideation-methods-supported-gdps"/></text:h>
      <text:p text:style-name="First_20_paragraph">Exploring the granular and grokkable nature of GDPs</text:p>
      <text:p text:style-name="Text_20_body">Another example of ideation helped by GDPs is the following featuring Te and Da - 10-15 mins transcribe in more detail.</text:p>
      <text:p text:style-name="P138">They thinking of a feature – wrap around like Pac-man</text:p>
      <text:p text:style-name="P139">Da – Yeah we can do that. Save that for version 1.1</text:p>
      <text:p text:style-name="P140"/>
      <text:p text:style-name="P141">Da – what’s the theme</text:p>
      <text:p text:style-name="P142">Da – sketch it on paper?</text:p>
      <text:p text:style-name="P143">Te – I’m just going with it.</text:p>
      <text:p text:style-name="First_20_paragraph">Changes in GDP are apparent in the emerging game,</text:p>
      <text:p text:style-name="Text_20_body">In the example above where Te and Da are creating a new tilemap for a maze game, Te is able to map existing knowledge of tools and home knowledge of the kid of game he is imagining to rapidly make revisions.</text:p>
      <text:list text:style-name="L20">
        <text:list-item>
          <text:p text:style-name="P144">Well suited to build a repeated design practice.</text:p>
        </text:list-item>
        <text:list-item>
          <text:p text:style-name="P144">Especially with starting documents,</text:p>
        </text:list-item>
        <text:list-item>
          <text:p text:style-name="P144">Small changes had big effects.</text:p>
        </text:list-item>
        <text:list-item>
          <text:p text:style-name="P144">Variable changes needed immediate testing.</text:p>
        </text:list-item>
      </text:list>
      <text:p text:style-name="First_20_paragraph">While the design suits repeated design practice as illustrated by the example above, not all pairs or individuals interacted with GDP in such a neat way.</text:p>
      <text:p text:style-name="Text_20_body">A later discussion section in this chapter illustrates a more complex interaction with design stages.</text:p>
      <text:h text:style-name="Heading_20_3" text:outline-level="3"><text:bookmark-start text:name="gdps-facilitating-designing-for-others"/>GDPs facilitating designing for others<text:bookmark-end text:name="gdps-facilitating-designing-for-others"/></text:h>
      <text:p text:style-name="First_20_paragraph">As discussed, one interpretation - the one used here - of GDP focus on recognisable behaviour rather than hidden constructs or code patterns.</text:p>
      <text:p text:style-name="Text_20_body">This helps a focus on a noticeable change in game play. something that others will observe and thus help participants to design for others.</text:p>
      <text:p text:style-name="Text_20_body">AS COMPARED TO WHAT? WHAT WOULDN’T BE NOTICEABLE?</text:p>
      <text:p text:style-name="Text_20_body">As explored, Playtesing as a regular practice is another way to shift learners into a perspective designing for others. This was explored from a cultural plane previously but the process also was observed in practices in this study and in relevant research (set up for discussion on this)</text:p>
      <text:p text:style-name="Text_20_body">I found many examples of pair partners and peers nudging others into imagining others user experience to suggest game design alterations of additions.</text:p>
      <text:h text:style-name="Heading_20_4" text:outline-level="4"><text:bookmark-start text:name="vignette-a"/>Vignette A<text:bookmark-end text:name="vignette-a"/></text:h>
      <text:p text:style-name="First_20_paragraph">In the starting vignette of the chapter both Th and Sh imagine the user experience and begin a conflict over it.</text:p>
      <text:p text:style-name="Text_20_body">Once the code for the new game mechanic has been added, the child is guided to take on challenge of making smaller changes that give rapid feedback. To aid the process the parent navigates to a particular part of the code for child to alter design. The changes the child makes have a large impact on the end users experience.</text:p>
      <text:p text:style-name="Text_20_body">The parent is keen to keep a sense of game balance to ensure a sense of challenge for the imagined player. “It’s no fun having a game without any hazards to avoid.” The child seems determined to remove all hazards. “It is for me!” the child counters. She may be aware of the implications for game balance but takes pleasure in this destruction of the key challenge of the game as an act of disruptive play (as explored in the previous chapter).</text:p>
      <text:p text:style-name="Text_20_body">This interaction shows the parent guiding the child to imagine the user experience through the use of terms from GDPs. This process is repeated by this parent for other patterns in other interactions. In the vignette for example, Sh shares “Must be quite hard to get through that door.” when Sh places the exit door high above a platform.</text:p>
      <text:p text:style-name="Text_20_body">Th - comments on wanting students to be frustrated when playing it, it’s fun - then the final level being a secret fun experience playing against the norms of platform game design, thus illiciting surprise.</text:p>
      <text:h text:style-name="Heading_20_4" text:outline-level="4"><text:bookmark-start text:name="other-examples-and-interpretation-on-designing-for-others-shifts-of-perspective"/>Other examples and interpretation on designing for others / shifts of perspective<text:bookmark-end text:name="other-examples-and-interpretation-on-designing-for-others-shifts-of-perspective"/></text:h>
      <text:p text:style-name="First_20_paragraph">PRIORITY HIGH Find other examples…</text:p>
      <text:p text:style-name="Text_20_body">Shifts can be described as shifting between levels of activity if viewing activity through an AT lens that encompasses nested levels of activity systems.</text:p>
      <text:p text:style-name="Text_20_body">There are different levels of designing for others. One is just to make a playable game experience which by design involves an imagined user experience in the abstract. The example above shows a more playful and direct imagining of the experience of other people in the room a more tangible motivation with a more immediate reward.</text:p>
      <text:p text:style-name="Text_20_body">We have explored in the literature review the value of design as a process, to see surrounding world as a designed experience, Latour. Other researchers propose that early (all) stages of ask and imagine are more productive when informed by a realistic sense of what the end user experience is.</text:p>
      <text:p text:style-name="Text_20_body">FIND RESEARCH TO SUPPORT</text:p>
      <text:p text:style-name="Text_20_body">I also propose that the use of GDP as a unit of activity may help the overall process of design for others by providing the FOLLOWING</text:p>
      <text:list text:style-name="L21">
        <text:list-item>
          <text:p text:style-name="P145">discreet and clear goals which are nested in the wider goal of making an engaging game</text:p>
        </text:list-item>
        <text:list-item>
          <text:p text:style-name="P145">clear terms to use as a lingua-franca during self testing and playtesting.</text:p>
        </text:list-item>
      </text:list>
      <text:h text:style-name="Heading_20_3" text:outline-level="3"><text:bookmark-start text:name="gdp-driving-adoption-of-technical-processes"/>GDP driving adoption of technical processes<text:bookmark-end text:name="gdp-driving-adoption-of-technical-processes"/></text:h>
      <text:p text:style-name="First_20_paragraph">The emergence of technical processes happens particularly on a pair level. It is at times motivated or sustained by a drive to implement or complete a GDP.</text:p>
      <text:p text:style-name="Text_20_body">Sometimes very explicitly as a parent explains, facilitates or guides a process, as in the case of Te &amp; Da in accessing documentation.</text:p>
      <text:p text:style-name="Text_20_body">HERE FIND TE AND DA - MORE EXPLICIT GUIDANCE DIRECTION of DA TO TE IN USE OF DOCS</text:p>
      <text:p text:style-name="Text_20_body">Sometimes technical processes are shown more implicitly in more casual help interactions.</text:p>
      <text:p text:style-name="P146">Mi continues to do solo design using the Piskel graphical too. She encounters a design problem. When erasing a part of the design she gets rid of background colour.</text:p>
      <text:p text:style-name="P147">Mi asks for help from partner but receives misleading advice which does not help her progress.</text:p>
      <text:p text:style-name="P148"/>
      <text:p text:style-name="P149">Mi – Oh no it’s not done that has it?</text:p>
      <text:p text:style-name="P150"/>
      <text:p text:style-name="P151">Mi calls the name of her child across room with theatrical gesture and loud whisper voice</text:p>
      <text:p text:style-name="P152">Mi – “Ne!”</text:p>
      <text:p text:style-name="P153">Mi then makes face, wiggles head and shrugs at parent peer. The other parent laughs.</text:p>
      <text:p text:style-name="P154"/>
      <text:p text:style-name="P155">Ne arrives to help.</text:p>
      <text:p text:style-name="P156">Mi – I’m trying to delete them but they turn light grey.</text:p>
      <text:p text:style-name="P157">Ne – So you want to get rid of them?</text:p>
      <text:p text:style-name="P158">Mi – What are you doing? You have to tell me what you are doing so I can do it myself.</text:p>
      <text:p text:style-name="P159">Mi – laughs</text:p>
      <text:p text:style-name="P160">Ne – laughs.</text:p>
      <text:p text:style-name="P161">Mi – I’ll just have to keep shouting at you if you don’t tell me. <text:s text:c="1"/></text:p>
      <text:p text:style-name="P162">Ne uses the mouse to select the grey background colour with the colour picker tool, then the pen tool to fill in gaps in the design. She then swaps the active colour back from grey to black by clicking the option to swap foreground and background colours.</text:p>
      <text:p text:style-name="P163">Mi - How did you do that so quickly? I’ve got to like, carefully... (makes hand gestures to show a sense of hesitant keyboard use)</text:p>
      <text:p text:style-name="P164">Parent peer laughs</text:p>
      <text:p text:style-name="P165">Ne bounces up in place and smiles broadly.</text:p>
      <text:p text:style-name="P166">Mi- Thanks</text:p>
      <text:p text:style-name="P167">Mi – So am I like back with the black now? <text:s text:c="1"/></text:p>
      <text:p text:style-name="P168">Ne – Yeah but if you want to delete it just press X (which switches between foreground and background colours) and then do it.</text:p>
      <text:p text:style-name="P169">Mi – Oh X. Alright Bubs. Thanks.</text:p>
      <text:p text:style-name="First_20_paragraph">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We can explore this behaviour from the child’s perspective using terms from Activity Theory. The process of exporting and importing has become an ‘operation’ for Ne through repeated practice.</text:p>
      <text:p text:style-name="Text_20_body">In this interaction the parent is focused on completing the action of creating a graphical asset of a hazard as part of the activity of adding the GDP of including a hazard into the game. We can see that the operation of changing pen colours on the graphical tool is one which the child has been able to translate into a effortless process whereas the parent is still consciously building her competency.</text:p>
      <text:p text:style-name="Text_20_body">While the final an operation for some participants it would be a more conscious process, for others it has become second nature. Ne has operationalised the process and it becomes part of the toolset of practices that she can draw on. Mi also benefits, as she is able to draw on the expertise of her child to undertake that process. She is also keen to develop her own competency as indicated by her asking child to explain the process.</text:p>
      <text:p text:style-name="Text_20_body">This is seen in a similar example. As a common example the process of “getting it in the game”.</text:p>
      <text:p text:style-name="P170">Mi - Ne!, Ne! Ne.</text:p>
      <text:p text:style-name="P171"/>
      <text:p text:style-name="P172">Mi: Do you know how to get it in the game?</text:p>
      <text:p text:style-name="P173">Ne: Oh my god!</text:p>
      <text:p text:style-name="P174">Mi: Well . First of all save it to the gallery. How do you save it?</text:p>
      <text:p text:style-name="P175">Ah there you are. Save it.</text:p>
      <text:p text:style-name="P176">Is it saved?</text:p>
      <text:p text:style-name="P177">Right now export it.</text:p>
      <text:p text:style-name="P178">Ne: Do you even know what export means? <text:s text:c="1"/></text:p>
      <text:p text:style-name="P179">Mi: I know what export means!</text:p>
      <text:p text:style-name="P180">Ne- Ok then smartie pants.</text:p>
      <text:p text:style-name="First_20_paragraph">the ineraction also shows positive affect of child. her role in the community can be explored here.</text:p>
      <text:h text:style-name="Heading_20_2" text:outline-level="2"><text:bookmark-start text:name="gdps-and-the-personal-plane"/>GDPs and the personal plane<text:bookmark-end text:name="gdps-and-the-personal-plane"/></text:h>
      <text:p text:style-name="First_20_paragraph">Personal knowledge and practices are harder to observe in the video data of mostly pair interaction. However, following Rogoff’s interpretation of this personal plane as participatory appropriation <text:reference-mark-start text:name="ZOTERO_ITEM CSL_CITATION {&quot;citationItems&quot;:[{&quot;id&quot;:3402,&quot;prefix&quot;:&quot;&quot;,&quot;suffix&quot;:&quot;&quot;,&quot;itemData&quot;:{&quot;page&quot;:&quot;139-164&quot;,&quot;publisher-place&quot;:&quot;New York, NY, US&quot;,&quot;source&quot;:&quot;APA PsycNet&quot;,&quot;title-short&quot;:&quot;Observing sociocultural activity on three planes&quot;,&quot;id&quot;:&quot;rogoff_observing_1995-1&quot;,&quot;type&quot;:&quot;chapter&quot;,&quot;event-place&quot;:&quot;New York, NY, US&quot;,&quot;author&quot;:[{&quot;given&quot;:&quot;Barbara&quot;,&quot;family&quot;:&quot;Rogoff&quot;}],&quot;title&quot;:&quot;Observing sociocultural activity on three planes: Participatory appropriation, guided participation, and apprenticeship&quot;,&quot;publisher&quot;:&quot;Cambridge University Press&quot;,&quot;collection-title&quot;:&quot;Learning in doing: Social, cognitive, and computational aspects&quot;,&quot;citation-key&quot;:&quot;rogoff_observing_1995-1&quot;,&quot;container-title&quot;:&quot;Sociocultural studies of mind&quot;,&quot;issued&quot;:{&quot;date-parts&quot;:[[1995]]}},&quot;uri&quot;:[&quot;http://zotero.org/users/1913249/items/ZMN79J65&quot;],&quot;uris&quot;:[&quot;http://zotero.org/users/1913249/items/ZMN79J65&quot;]}],&quot;properties&quot;:{&quot;formattedCitation&quot;:&quot;[@rogoff_observing_1995-1]&quot;,&quot;noteIndex&quot;:0},&quot;schema&quot;:&quot;https://github.com/citation-style-language/schema/raw/master/csl-citation.json&quot;,&quot;citationID&quot;:&quot;jbalbgzx&quot;} RNDwgojtnrnbl"/>&lt;Do Zotero Refresh: [@rogoff_observing_1995-1]&gt;<text:reference-mark-end text:name="ZOTERO_ITEM CSL_CITATION {&quot;citationItems&quot;:[{&quot;id&quot;:3402,&quot;prefix&quot;:&quot;&quot;,&quot;suffix&quot;:&quot;&quot;,&quot;itemData&quot;:{&quot;page&quot;:&quot;139-164&quot;,&quot;publisher-place&quot;:&quot;New York, NY, US&quot;,&quot;source&quot;:&quot;APA PsycNet&quot;,&quot;title-short&quot;:&quot;Observing sociocultural activity on three planes&quot;,&quot;id&quot;:&quot;rogoff_observing_1995-1&quot;,&quot;type&quot;:&quot;chapter&quot;,&quot;event-place&quot;:&quot;New York, NY, US&quot;,&quot;author&quot;:[{&quot;given&quot;:&quot;Barbara&quot;,&quot;family&quot;:&quot;Rogoff&quot;}],&quot;title&quot;:&quot;Observing sociocultural activity on three planes: Participatory appropriation, guided participation, and apprenticeship&quot;,&quot;publisher&quot;:&quot;Cambridge University Press&quot;,&quot;collection-title&quot;:&quot;Learning in doing: Social, cognitive, and computational aspects&quot;,&quot;citation-key&quot;:&quot;rogoff_observing_1995-1&quot;,&quot;container-title&quot;:&quot;Sociocultural studies of mind&quot;,&quot;issued&quot;:{&quot;date-parts&quot;:[[1995]]}},&quot;uri&quot;:[&quot;http://zotero.org/users/1913249/items/ZMN79J65&quot;],&quot;uris&quot;:[&quot;http://zotero.org/users/1913249/items/ZMN79J65&quot;]}],&quot;properties&quot;:{&quot;formattedCitation&quot;:&quot;[@rogoff_observing_1995-1]&quot;,&quot;noteIndex&quot;:0},&quot;schema&quot;:&quot;https://github.com/citation-style-language/schema/raw/master/csl-citation.json&quot;,&quot;citationID&quot;:&quot;jbalbgzx&quot;} RNDwgojtnrnbl"/>, knowledge or processes which individuals adopt, reuse and transform fits within this plane. Thus beyond solo activity demonstrating personal knowledge, expressions of personal knowledge or practices when they are shared back into the community activity are also valid here.</text:p>
      <text:p text:style-name="Text_20_body">QUICK SUMMARY In this section the processes of personal appropriation of experience and knowledge emerging from game making are examined closely in relation to participants experience of GDPs.</text:p>
      <text:list text:style-name="L22">
        <text:list-item>
          <text:p text:style-name="P181">quick summary of Rogoff’s take on participatory appropriation compared to a transmission model of knowledge &amp; that participants re-contribute their experience of knowledge beck into the social mix</text:p>
        </text:list-item>
        <text:list-item>
          <text:p text:style-name="P181">Note on why this section is less important in this research, the expression of personal knowledge back into a community context is covered in part above.</text:p>
        </text:list-item>
        <text:list-item>
          <text:p text:style-name="P181">Example of mutuality - GDPs used in this research program were mutually created based on feedback from participants</text:p>
        </text:list-item>
        <text:list-item>
          <text:p text:style-name="P181">While there is a curricular value attached to CT concepts &amp; to some extent design practices, in this context participants can create their own understandings of what is useful to them.</text:p>
        </text:list-item>
        <text:list-item>
          <text:p text:style-name="P181">While the practices them selves are valid without expressions of underlying concepts, these are surfaced especially in peer problem solving (beyond Guided participation ) and in feedback in playtesting.</text:p>
        </text:list-item>
      </text:list>
      <text:p text:style-name="First_20_paragraph">Question, rather than a focus on concepts of personal / transferable knowledge, how much of this section focuses on appropriation of practices.</text:p>
      <text:p text:style-name="Text_20_body">Situation</text:p>
      <text:p text:style-name="Text_20_body">The concept of participatory appropriation refers to how individuals change through their involvement in one or another activity, in the process becoming prepared for subsequent involvement in related activities. With guided participation as the interpersonal process through which people are involved in sociocultural activity, participatory appropriation is the personal process by which, through engagement in an activity, individuals change and handle a later situation in ways prepared by their own participation in the previous situation. This is a process of becoming, rather than acquisition, as I argue later. <text:reference-mark-start text:name="ZOTERO_ITEM CSL_CITATION {&quot;citationItems&quot;:[{&quot;id&quot;:3402,&quot;prefix&quot;:&quot;&quot;,&quot;suffix&quot;:&quot;&quot;,&quot;itemData&quot;:{&quot;page&quot;:&quot;139-164&quot;,&quot;publisher-place&quot;:&quot;New York, NY, US&quot;,&quot;source&quot;:&quot;APA PsycNet&quot;,&quot;title-short&quot;:&quot;Observing sociocultural activity on three planes&quot;,&quot;id&quot;:&quot;rogoff_observing_1995-1&quot;,&quot;type&quot;:&quot;chapter&quot;,&quot;event-place&quot;:&quot;New York, NY, US&quot;,&quot;author&quot;:[{&quot;given&quot;:&quot;Barbara&quot;,&quot;family&quot;:&quot;Rogoff&quot;}],&quot;title&quot;:&quot;Observing sociocultural activity on three planes: Participatory appropriation, guided participation, and apprenticeship&quot;,&quot;publisher&quot;:&quot;Cambridge University Press&quot;,&quot;collection-title&quot;:&quot;Learning in doing: Social, cognitive, and computational aspects&quot;,&quot;citation-key&quot;:&quot;rogoff_observing_1995-1&quot;,&quot;container-title&quot;:&quot;Sociocultural studies of mind&quot;,&quot;issued&quot;:{&quot;date-parts&quot;:[[1995]]}},&quot;uri&quot;:[&quot;http://zotero.org/users/1913249/items/ZMN79J65&quot;],&quot;uris&quot;:[&quot;http://zotero.org/users/1913249/items/ZMN79J65&quot;]}],&quot;properties&quot;:{&quot;formattedCitation&quot;:&quot;[@rogoff_observing_1995-1]&quot;,&quot;noteIndex&quot;:0},&quot;schema&quot;:&quot;https://github.com/citation-style-language/schema/raw/master/csl-citation.json&quot;,&quot;citationID&quot;:&quot;yyshtqjr&quot;} RNDelwvifxjry"/>&lt;Do Zotero Refresh: [@rogoff_observing_1995-1]&gt;<text:reference-mark-end text:name="ZOTERO_ITEM CSL_CITATION {&quot;citationItems&quot;:[{&quot;id&quot;:3402,&quot;prefix&quot;:&quot;&quot;,&quot;suffix&quot;:&quot;&quot;,&quot;itemData&quot;:{&quot;page&quot;:&quot;139-164&quot;,&quot;publisher-place&quot;:&quot;New York, NY, US&quot;,&quot;source&quot;:&quot;APA PsycNet&quot;,&quot;title-short&quot;:&quot;Observing sociocultural activity on three planes&quot;,&quot;id&quot;:&quot;rogoff_observing_1995-1&quot;,&quot;type&quot;:&quot;chapter&quot;,&quot;event-place&quot;:&quot;New York, NY, US&quot;,&quot;author&quot;:[{&quot;given&quot;:&quot;Barbara&quot;,&quot;family&quot;:&quot;Rogoff&quot;}],&quot;title&quot;:&quot;Observing sociocultural activity on three planes: Participatory appropriation, guided participation, and apprenticeship&quot;,&quot;publisher&quot;:&quot;Cambridge University Press&quot;,&quot;collection-title&quot;:&quot;Learning in doing: Social, cognitive, and computational aspects&quot;,&quot;citation-key&quot;:&quot;rogoff_observing_1995-1&quot;,&quot;container-title&quot;:&quot;Sociocultural studies of mind&quot;,&quot;issued&quot;:{&quot;date-parts&quot;:[[1995]]}},&quot;uri&quot;:[&quot;http://zotero.org/users/1913249/items/ZMN79J65&quot;],&quot;uris&quot;:[&quot;http://zotero.org/users/1913249/items/ZMN79J65&quot;]}],&quot;properties&quot;:{&quot;formattedCitation&quot;:&quot;[@rogoff_observing_1995-1]&quot;,&quot;noteIndex&quot;:0},&quot;schema&quot;:&quot;https://github.com/citation-style-language/schema/raw/master/csl-citation.json&quot;,&quot;citationID&quot;:&quot;yyshtqjr&quot;} RNDelwvifxjry"/></text:p>
      <text:h text:style-name="Heading_20_3" text:outline-level="3"><text:bookmark-start text:name="gdps-used-to-support-debugging-and-the-product-revision-process"/>GDPs used to support debugging and the product revision process<text:bookmark-end text:name="gdps-used-to-support-debugging-and-the-product-revision-process"/></text:h>
      <text:p text:style-name="First_20_paragraph">Participants spend much time improve, test and fix smaller coding errors in their games. This rapid revision is often as solo effort. This process showed a personal appropriation of concepts like game feel and challenge.</text:p>
      <text:p text:style-name="Text_20_body">From video data I identified certain coding practices that were transmitted through interaction with the facilitator that this parent is quick to adopt and use. For example the use of the project documentation website. In addition, the debugging tools which the parent notices the facilitator using in this interaction is used by the parent in later sessions. The process of repeating the process of using the debugging tools and process builds fluidity.</text:p>
      <text:p text:style-name="Text_20_body"><text:span text:style-name="T1">Reflection on debugging:</text:span></text:p>
      <text:p text:style-name="Text_20_body">The experience of debugging appears to be a particular practice evoking certain feelings. frustration and elation See kinds of errors ??</text:p>
      <text:p text:style-name="Text_20_body"><text:span text:style-name="T1">Building fluidity on process.</text:span></text:p>
      <text:p text:style-name="Text_20_body">The use of these tools and processes are introduced to solve a particular problem in implementing one GDP. As per debugging.</text:p>
      <text:p text:style-name="Text_20_body">However the same process is uses to solve issues that crop up while implementing other patterns. Throughout the recordings, the parent shows an evolution of problem solving knowledge and processes in relation to coding through their independent work.</text:p>
      <text:h text:style-name="Heading_20_3" text:outline-level="3"><text:bookmark-start text:name="use-of-gdp-when-demonstrating-personal-understandings-in-community-activity"/>Use of GDP when demonstrating personal understandings in community activity<text:bookmark-end text:name="use-of-gdp-when-demonstrating-personal-understandings-in-community-activity"/></text:h>
      <text:p text:style-name="First_20_paragraph">When pairs or individuals return from playtesting to pair design work they share comments and the are guided in future design decisions by their interaction with the games of others.</text:p>
      <text:p text:style-name="Text_20_body">The process of playtesting other games allows participants to share their on emerging interpretations of game making concepts like game feel and challenge without being directly taught. Further, the community sense of what is appropriate of fun evolves as mutually and therefore cannot be taught explicitly.</text:p>
      <text:p text:style-name="Text_20_body">In a previous section we examined GDPs used to build emerging community activity. Here I focus on the demonstration of individuals of the growth in use of practices &amp; concepts.</text:p>
      <text:p text:style-name="Text_20_body">NOTE TRY TO USE ALREADY EXISITNG EXAMPLES - AND REFRAME</text:p>
      <text:h text:style-name="Heading_20_3" text:outline-level="3"><text:bookmark-start text:name="gdp-as-a-way-to-surface-computational-thinking-and-systems-concepts"/>GDP as a way to surface Computational Thinking and Systems Concepts<text:bookmark-end text:name="gdp-as-a-way-to-surface-computational-thinking-and-systems-concepts"/></text:h>
      <text:p text:style-name="First_20_paragraph">While the contextual factors involved in this learning environment did not require alignment with a particular curriculum or external examination, computing, design and systems concepts have the potential to arise as part of the game making process. In particular, the facilitator has the ability to surface and to explore more abstract concepts present in the concrete application of code that have emerged organically from teh participants drives to implement particular patterns.</text:p>
      <text:h text:style-name="Heading_20_4" text:outline-level="4"><text:bookmark-start text:name="cts-emerging-in-the-wild."/>CTs emerging in the wild.<text:bookmark-end text:name="cts-emerging-in-the-wild."/></text:h>
      <text:p text:style-name="First_20_paragraph">There are several examples of CT arising in the wild without being explicitly taught. Here the focus is on Wing’s narrower take rather than including general practices.</text:p>
      <text:p text:style-name="Text_20_body"><text:span text:style-name="T1">Decomposition:</text:span> in 2019-05-08-te-da - Da the parent suggests revisions to the agreed overall goal which break a larger problems into more manageable steps. It can be legitimately questioned if this is a specialist skill rather than general good creative practice.</text:p>
      <text:p text:style-name="Text_20_body"><text:span text:style-name="T1">Abstraction:</text:span> This concept can be concretely taught using the code structure of functions - There is scope for doing this. In my journal notes and notes following interactions I notice when there is a call for a new function.</text:p>
      <text:p text:style-name="Text_20_body"><text:span text:style-name="T1">Generalisation / Pattern recognition:</text:span> Present in the work of Te to find patterns and to duplicate them in different situations. 2019-05-08-te - With prompting from parent the child is able to recognise, duplicate and alter the update code for accepting left and right key input to change character x-axis velocity. After update and test iterations they change this to up and down key input to update y-axis velocity. The 3M approach lends itself well to exploring pattern recognition as patterns are readily available to participants in starting code and the extra patches that are added. </text:p>
      <text:p text:style-name="Text_20_body"><text:span text:style-name="T1">Sequencing / Algorithms:</text:span> Sequencing and writing algorithms is one of the most common CT principles explored in research. In interactions with Sh the process of understanding how a bracket places in the wrong place cause such a fuss was of vital importance.</text:p>
      <text:p text:style-name="Text_20_body">THERE IS A GOOD EXAMPLE OF THIS SH AND MICK INTERACTION - START OF VIGNETTE A - ADD THIS IN?</text:p>
      <text:h text:style-name="Heading_20_3" text:outline-level="3"><text:bookmark-start text:name="discussion-on-personal-focus"/>Discussion on Personal Focus<text:bookmark-end text:name="discussion-on-personal-focus"/></text:h>
      <text:p text:style-name="First_20_paragraph">The process of being able to map the demonstrations of development of understanding - of ? concrete practices - can be important for practitioners. Especially true if the learning environment needs to be justified. In this intervention the justification is partly contextual, coding as a desirable employablabilty skill. In other contexts, the justification may be against more abstract curriculum concepts.</text:p>
      <text:p text:style-name="Text_20_body">See Bevan et al learning dimensions framework.</text:p>
      <text:list text:style-name="L23">
        <text:list-item>
          <text:p text:style-name="P182">Driven by integration with curriculum based learning settings to devise a map - similar to drive of Bevan and colleagues to justify learning happening in science-focused tinkering exhibits in museums <text:reference-mark-start text:name="ZOTERO_ITEM CSL_CITATION {&quot;citationItems&quot;:[{&quot;id&quot;:1904,&quot;prefix&quot;:&quot;&quot;,&quot;suffix&quot;:&quot;&quot;,&quot;itemData&quot;:{&quot;ISSN&quot;:&quot;00368326&quot;,&quot;type&quot;:&quot;article-journal&quot;,&quot;URL&quot;:&quot;http://doi.wiley.com/10.1002/sce.21151&quot;,&quot;container-title&quot;:&quot;Science Education&quot;,&quot;issued&quot;:{&quot;date-parts&quot;:[[2015,1]]},&quot;page&quot;:&quot;98-120&quot;,&quot;source&quot;:&quot;CrossRef&quot;,&quot;volume&quot;:&quot;99&quot;,&quot;language&quot;:&quot;en&quot;,&quot;id&quot;:&quot;bevan_learning_2015&quot;,&quot;author&quot;:[{&quot;given&quot;:&quot;Bronwyn&quot;,&quot;family&quot;:&quot;Bevan&quot;},{&quot;given&quot;:&quot;Joshua P.&quot;,&quot;family&quot;:&quot;Gutwill&quot;},{&quot;given&quot;:&quot;Mike&quot;,&quot;family&quot;:&quot;Petrich&quot;},{&quot;given&quot;:&quot;Karen&quot;,&quot;family&quot;:&quot;Wilkinson&quot;}],&quot;title&quot;:&quot;Learning Through STEM-Rich Tinkering: Findings From a Jointly Negotiated Research Project Taken Up in Practice&quot;,&quot;issue&quot;:&quot;1&quot;,&quot;accessed&quot;:{&quot;date-parts&quot;:[[2017,10,14]]},&quot;citation-key&quot;:&quot;bevan_learning_2015&quot;,&quot;title-short&quot;:&quot;Learning Through STEM-Rich Tinkering&quot;,&quot;DOI&quot;:&quot;10.1002/sce.21151&quot;},&quot;suppress-author&quot;:true,&quot;uri&quot;:[&quot;http://zotero.org/users/1913249/items/AKPP78D8&quot;],&quot;uris&quot;:[&quot;http://zotero.org/users/1913249/items/AKPP78D8&quot;]},{&quot;id&quot;:8525,&quot;prefix&quot;:&quot;&quot;,&quot;suffix&quot;:&quot;&quot;,&quot;itemData&quot;:{&quot;ISBN&quot;:&quot;978-0-203-10835-2&quot;,&quot;page&quot;:&quot;21&quot;,&quot;volume&quot;:&quot;1&quot;,&quot;number-of-pages&quot;:&quot;21&quot;,&quot;publisher-place&quot;:&quot;New York&quot;,&quot;id&quot;:&quot;petrich_it_2013&quot;,&quot;type&quot;:&quot;chapter&quot;,&quot;event-place&quot;:&quot;New York&quot;,&quot;author&quot;:[{&quot;given&quot;:&quot;Mike&quot;,&quot;family&quot;:&quot;Petrich&quot;},{&quot;given&quot;:&quot;Karen&quot;,&quot;family&quot;:&quot;Wilkinson&quot;},{&quot;given&quot;:&quot;Bronwyn&quot;,&quot;family&quot;:&quot;Bevan&quot;}],&quot;title&quot;:&quot;It looks like fun, but are they learning?&quot;,&quot;publisher&quot;:&quot;Routledge&quot;,&quot;abstract&quot;:&quot;It Looks Like Fun, But Are They Learning? - 1&quot;,&quot;citation-key&quot;:&quot;petrich_it_2013&quot;,&quot;container-title&quot;:&quot;Design, Make, Play&quot;,&quot;issued&quot;:{&quot;date-parts&quot;:[[2013]]}},&quot;suppress-author&quot;:true,&quot;uri&quot;:[&quot;http://zotero.org/users/1913249/items/UTZ7BGSU&quot;],&quot;uris&quot;:[&quot;http://zotero.org/users/1913249/items/UTZ7BGSU&quot;]}],&quot;properties&quot;:{&quot;formattedCitation&quot;:&quot;[-@bevan_learning_2015; -@petrich_it_2013]&quot;,&quot;noteIndex&quot;:0},&quot;schema&quot;:&quot;https://github.com/citation-style-language/schema/raw/master/csl-citation.json&quot;,&quot;citationID&quot;:&quot;prwlykvr&quot;} RNDxmfyxdwqlq"/>&lt;Do Zotero Refresh: [-@bevan_learning_2015; -@petrich_it_2013]&gt;<text:reference-mark-end text:name="ZOTERO_ITEM CSL_CITATION {&quot;citationItems&quot;:[{&quot;id&quot;:1904,&quot;prefix&quot;:&quot;&quot;,&quot;suffix&quot;:&quot;&quot;,&quot;itemData&quot;:{&quot;ISSN&quot;:&quot;00368326&quot;,&quot;type&quot;:&quot;article-journal&quot;,&quot;URL&quot;:&quot;http://doi.wiley.com/10.1002/sce.21151&quot;,&quot;container-title&quot;:&quot;Science Education&quot;,&quot;issued&quot;:{&quot;date-parts&quot;:[[2015,1]]},&quot;page&quot;:&quot;98-120&quot;,&quot;source&quot;:&quot;CrossRef&quot;,&quot;volume&quot;:&quot;99&quot;,&quot;language&quot;:&quot;en&quot;,&quot;id&quot;:&quot;bevan_learning_2015&quot;,&quot;author&quot;:[{&quot;given&quot;:&quot;Bronwyn&quot;,&quot;family&quot;:&quot;Bevan&quot;},{&quot;given&quot;:&quot;Joshua P.&quot;,&quot;family&quot;:&quot;Gutwill&quot;},{&quot;given&quot;:&quot;Mike&quot;,&quot;family&quot;:&quot;Petrich&quot;},{&quot;given&quot;:&quot;Karen&quot;,&quot;family&quot;:&quot;Wilkinson&quot;}],&quot;title&quot;:&quot;Learning Through STEM-Rich Tinkering: Findings From a Jointly Negotiated Research Project Taken Up in Practice&quot;,&quot;issue&quot;:&quot;1&quot;,&quot;accessed&quot;:{&quot;date-parts&quot;:[[2017,10,14]]},&quot;citation-key&quot;:&quot;bevan_learning_2015&quot;,&quot;title-short&quot;:&quot;Learning Through STEM-Rich Tinkering&quot;,&quot;DOI&quot;:&quot;10.1002/sce.21151&quot;},&quot;suppress-author&quot;:true,&quot;uri&quot;:[&quot;http://zotero.org/users/1913249/items/AKPP78D8&quot;],&quot;uris&quot;:[&quot;http://zotero.org/users/1913249/items/AKPP78D8&quot;]},{&quot;id&quot;:8525,&quot;prefix&quot;:&quot;&quot;,&quot;suffix&quot;:&quot;&quot;,&quot;itemData&quot;:{&quot;ISBN&quot;:&quot;978-0-203-10835-2&quot;,&quot;page&quot;:&quot;21&quot;,&quot;volume&quot;:&quot;1&quot;,&quot;number-of-pages&quot;:&quot;21&quot;,&quot;publisher-place&quot;:&quot;New York&quot;,&quot;id&quot;:&quot;petrich_it_2013&quot;,&quot;type&quot;:&quot;chapter&quot;,&quot;event-place&quot;:&quot;New York&quot;,&quot;author&quot;:[{&quot;given&quot;:&quot;Mike&quot;,&quot;family&quot;:&quot;Petrich&quot;},{&quot;given&quot;:&quot;Karen&quot;,&quot;family&quot;:&quot;Wilkinson&quot;},{&quot;given&quot;:&quot;Bronwyn&quot;,&quot;family&quot;:&quot;Bevan&quot;}],&quot;title&quot;:&quot;It looks like fun, but are they learning?&quot;,&quot;publisher&quot;:&quot;Routledge&quot;,&quot;abstract&quot;:&quot;It Looks Like Fun, But Are They Learning? - 1&quot;,&quot;citation-key&quot;:&quot;petrich_it_2013&quot;,&quot;container-title&quot;:&quot;Design, Make, Play&quot;,&quot;issued&quot;:{&quot;date-parts&quot;:[[2013]]}},&quot;suppress-author&quot;:true,&quot;uri&quot;:[&quot;http://zotero.org/users/1913249/items/UTZ7BGSU&quot;],&quot;uris&quot;:[&quot;http://zotero.org/users/1913249/items/UTZ7BGSU&quot;]}],&quot;properties&quot;:{&quot;formattedCitation&quot;:&quot;[-@bevan_learning_2015; -@petrich_it_2013]&quot;,&quot;noteIndex&quot;:0},&quot;schema&quot;:&quot;https://github.com/citation-style-language/schema/raw/master/csl-citation.json&quot;,&quot;citationID&quot;:&quot;prwlykvr&quot;} RNDxmfyxdwqlq"/></text:p>
        </text:list-item>
      </text:list>
      <text:p text:style-name="First_20_paragraph">In AT the change of activity is a shift in scope of activity system. To a wider objective of making an engaging game. Different AT scopes allow for different use of volitional TADS.</text:p>
      <text:h text:style-name="Heading_20_2" text:outline-level="2"><text:bookmark-start text:name="additional-chapter-discussion"/>Additional Chapter Discussion<text:bookmark-end text:name="additional-chapter-discussion"/></text:h>
      <text:p text:style-name="First_20_paragraph">The majority of this chapter has focused on interpretation of observations of participant interactions. A deeper exploration of concepts is present in the following chapter which synthesises the observations of this study in relation to broader research. The remainder of this chapter begins this process with a closer look at the use of game design patterns as a intermediate design construct to facilitate coding education and at learner agency in relation to the user of GDPs in this data.</text:p>
      <text:h text:style-name="Heading_20_3" text:outline-level="3"><text:bookmark-start text:name="game-design-patterns-as-a-middle-level-construct-to-facilitate-developing-coding-competency"/>Game design patterns as a “middle level” construct to facilitate developing coding competency<text:bookmark-end text:name="game-design-patterns-as-a-middle-level-construct-to-facilitate-developing-coding-competency"/></text:h>
      <text:p text:style-name="First_20_paragraph">In the introduction of this thesis I highlighted some of the challenges for inclusivity and motivation of more abstract approaches including a prescriptive approach to Computational Thinking. We have seen how Papert and Turkle celebration of diversity in approaches and in particular concrete coding approaches has influenced the design of popular educational programming software. In this chapter we have encounter examples of the use of GDP as a concrete and relatable construct that facilitates communication, engagement, planning and division of labour. Then enactment of GDP emerged from this exploratory design to be the key unit of activity.</text:p>
      <text:p text:style-name="Text_20_body">THE FOLLOWING NEEDS RESTRUCTURING AND DISCUSSION MOVE SOME IN THE BODY OR DROP OTHERS - CREATE A HOLDING SECTION</text:p>
      <text:p text:style-name="Text_20_body">In teaching computing pedagogy the concepts of levels of abstraction is explored in some depth with an aim of <text:reference-mark-start text:name="ZOTERO_ITEM CSL_CITATION {&quot;citationItems&quot;:[{&quot;id&quot;:7838,&quot;prefix&quot;:&quot;&quot;,&quot;suffix&quot;:&quot;&quot;,&quot;itemData&quot;:{&quot;publisher-place&quot;:&quot;M&amp;#252;nster, Germany&quot;,&quot;type&quot;:&quot;paper-conference&quot;,&quot;event-place&quot;:&quot;M&amp;#252;nster, Germany&quot;,&quot;URL&quot;:&quot;http://dl.acm.org/citation.cfm?doid=2978249.2978261&quot;,&quot;container-title&quot;:&quot;Proceedings of the 11th Workshop in Primary and Secondary Computing Education on ZZZ - WiPSCE '16&quot;,&quot;issued&quot;:{&quot;date-parts&quot;:[[2016]]},&quot;ISBN&quot;:&quot;978-1-4503-4223-0&quot;,&quot;page&quot;:&quot;80-83&quot;,&quot;source&quot;:&quot;DOI.org (Crossref)&quot;,&quot;event-title&quot;:&quot;the 11th Workshop in Primary and Secondary Computing Education&quot;,&quot;language&quot;:&quot;en&quot;,&quot;id&quot;:&quot;statter_teaching_2016&quot;,&quot;author&quot;:[{&quot;given&quot;:&quot;David&quot;,&quot;family&quot;:&quot;Statter&quot;},{&quot;given&quot;:&quot;Michal&quot;,&quot;family&quot;:&quot;Armoni&quot;}],&quot;title&quot;:&quot;Teaching Abstract Thinking in Introduction to Computer Science for 7th Graders&quot;,&quot;publisher&quot;:&quot;ACM Press&quot;,&quot;accessed&quot;:{&quot;date-parts&quot;:[[2020,11,12]]},&quot;citation-key&quot;:&quot;statter_teaching_2016&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DOI&quot;:&quot;10.1145/2978249.2978261&quot;},&quot;uri&quot;:[&quot;http://zotero.org/users/1913249/items/94B8KBTT&quot;],&quot;uris&quot;:[&quot;http://zotero.org/users/1913249/items/94B8KBTT&quot;]},{&quot;id&quot;:7828,&quot;prefix&quot;:&quot;&quot;,&quot;suffix&quot;:&quot;&quot;,&quot;itemData&quot;:{&quot;publisher-place&quot;:&quot;M&amp;#252;nster, Germany&quot;,&quot;type&quot;:&quot;paper-conference&quot;,&quot;event-place&quot;:&quot;M&amp;#252;nster, Germany&quot;,&quot;URL&quot;:&quot;http://dl.acm.org/citation.cfm?doid=2978249.2978272&quot;,&quot;container-title&quot;:&quot;Proceedings of the 11th Workshop in Primary and Secondary Computing Education on ZZZ - WiPSCE '16&quot;,&quot;issued&quot;:{&quot;date-parts&quot;:[[2016]]},&quot;ISBN&quot;:&quot;978-1-4503-4223-0&quot;,&quot;page&quot;:&quot;112-113&quot;,&quot;source&quot;:&quot;DOI.org (Crossref)&quot;,&quot;event-title&quot;:&quot;the 11th Workshop in Primary and Secondary Computing Education&quot;,&quot;language&quot;:&quot;en&quot;,&quot;id&quot;:&quot;waite_abstraction_2016&quot;,&quot;author&quot;:[{&quot;given&quot;:&quot;Jane&quot;,&quot;family&quot;:&quot;Waite&quot;},{&quot;given&quot;:&quot;Paul&quot;,&quot;family&quot;:&quot;Curzon&quot;},{&quot;given&quot;:&quot;William&quot;,&quot;family&quot;:&quot;Marsh&quot;},{&quot;given&quot;:&quot;Sue&quot;,&quot;family&quot;:&quot;Sentance&quot;}],&quot;title&quot;:&quot;Abstraction and common classroom activities&quot;,&quot;publisher&quot;:&quot;ACM Press&quot;,&quot;accessed&quot;:{&quot;date-parts&quot;:[[2020,11,12]]},&quot;citation-key&quot;:&quot;waite_abstraction_2016&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DOI&quot;:&quot;10.1145/2978249.2978272&quot;},&quot;uri&quot;:[&quot;http://zotero.org/users/1913249/items/39JH9QJG&quot;],&quot;uris&quot;:[&quot;http://zotero.org/users/1913249/items/39JH9QJG&quot;]},{&quot;id&quot;:7654,&quot;prefix&quot;:&quot;&quot;,&quot;suffix&quot;:&quot;&quot;,&quot;itemData&quot;:{&quot;ISSN&quot;:&quot;2513-8359&quot;,&quot;type&quot;:&quot;article-journal&quot;,&quot;URL&quot;:&quot;https://ijcses.org/index.php/ijcses/article/view/23&quot;,&quot;container-title&quot;:&quot;International Journal of Computer Science Education in Schools&quot;,&quot;issued&quot;:{&quot;date-parts&quot;:[[2018,1,31]]},&quot;page&quot;:&quot;14-40&quot;,&quot;volume&quot;:&quot;2&quot;,&quot;title-short&quot;:&quot;Abstraction in action&quot;,&quot;source&quot;:&quot;ijcses.org&quot;,&quot;title&quot;:&quot;Abstraction in action: K-5 teachers' uses of levels of abstraction, particularly the design level, in teaching programming.&quot;,&quot;issue&quot;:&quot;1&quot;,&quot;language&quot;:&quot;en&quot;,&quot;id&quot;:&quot;waite_abstraction_2018-1&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license&quot;:&quot;Copyright (c) 2018 Jane Lisa Waite, Paul Curzon, William Marsh, Sue Sentance, Alex Hadwen-Bennett&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accessed&quot;:{&quot;date-parts&quot;:[[2020,10,17]]},&quot;citation-key&quot;:&quot;waite_abstraction_2018-1&quot;,&quot;number&quot;:&quot;1&quot;,&quot;DOI&quot;:&quot;10.21585/ijcses.v2i1.23&quot;},&quot;uri&quot;:[&quot;http://zotero.org/users/1913249/items/8KSA6TV2&quot;],&quot;uris&quot;:[&quot;http://zotero.org/users/1913249/items/8KSA6TV2&quot;]}],&quot;properties&quot;:{&quot;formattedCitation&quot;:&quot;[@statter_teaching_2016; @waite_abstraction_2016; @waite_abstraction_2018-1]&quot;,&quot;noteIndex&quot;:0},&quot;schema&quot;:&quot;https://github.com/citation-style-language/schema/raw/master/csl-citation.json&quot;,&quot;citationID&quot;:&quot;huhlfeho&quot;} RNDkexcdmtzyr"/>&lt;Do Zotero Refresh: [@statter_teaching_2016; @waite_abstraction_2016; @waite_abstraction_2018-1]&gt;<text:reference-mark-end text:name="ZOTERO_ITEM CSL_CITATION {&quot;citationItems&quot;:[{&quot;id&quot;:7838,&quot;prefix&quot;:&quot;&quot;,&quot;suffix&quot;:&quot;&quot;,&quot;itemData&quot;:{&quot;publisher-place&quot;:&quot;M&amp;#252;nster, Germany&quot;,&quot;type&quot;:&quot;paper-conference&quot;,&quot;event-place&quot;:&quot;M&amp;#252;nster, Germany&quot;,&quot;URL&quot;:&quot;http://dl.acm.org/citation.cfm?doid=2978249.2978261&quot;,&quot;container-title&quot;:&quot;Proceedings of the 11th Workshop in Primary and Secondary Computing Education on ZZZ - WiPSCE '16&quot;,&quot;issued&quot;:{&quot;date-parts&quot;:[[2016]]},&quot;ISBN&quot;:&quot;978-1-4503-4223-0&quot;,&quot;page&quot;:&quot;80-83&quot;,&quot;source&quot;:&quot;DOI.org (Crossref)&quot;,&quot;event-title&quot;:&quot;the 11th Workshop in Primary and Secondary Computing Education&quot;,&quot;language&quot;:&quot;en&quot;,&quot;id&quot;:&quot;statter_teaching_2016&quot;,&quot;author&quot;:[{&quot;given&quot;:&quot;David&quot;,&quot;family&quot;:&quot;Statter&quot;},{&quot;given&quot;:&quot;Michal&quot;,&quot;family&quot;:&quot;Armoni&quot;}],&quot;title&quot;:&quot;Teaching Abstract Thinking in Introduction to Computer Science for 7th Graders&quot;,&quot;publisher&quot;:&quot;ACM Press&quot;,&quot;accessed&quot;:{&quot;date-parts&quot;:[[2020,11,12]]},&quot;citation-key&quot;:&quot;statter_teaching_2016&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DOI&quot;:&quot;10.1145/2978249.2978261&quot;},&quot;uri&quot;:[&quot;http://zotero.org/users/1913249/items/94B8KBTT&quot;],&quot;uris&quot;:[&quot;http://zotero.org/users/1913249/items/94B8KBTT&quot;]},{&quot;id&quot;:7828,&quot;prefix&quot;:&quot;&quot;,&quot;suffix&quot;:&quot;&quot;,&quot;itemData&quot;:{&quot;publisher-place&quot;:&quot;M&amp;#252;nster, Germany&quot;,&quot;type&quot;:&quot;paper-conference&quot;,&quot;event-place&quot;:&quot;M&amp;#252;nster, Germany&quot;,&quot;URL&quot;:&quot;http://dl.acm.org/citation.cfm?doid=2978249.2978272&quot;,&quot;container-title&quot;:&quot;Proceedings of the 11th Workshop in Primary and Secondary Computing Education on ZZZ - WiPSCE '16&quot;,&quot;issued&quot;:{&quot;date-parts&quot;:[[2016]]},&quot;ISBN&quot;:&quot;978-1-4503-4223-0&quot;,&quot;page&quot;:&quot;112-113&quot;,&quot;source&quot;:&quot;DOI.org (Crossref)&quot;,&quot;event-title&quot;:&quot;the 11th Workshop in Primary and Secondary Computing Education&quot;,&quot;language&quot;:&quot;en&quot;,&quot;id&quot;:&quot;waite_abstraction_2016&quot;,&quot;author&quot;:[{&quot;given&quot;:&quot;Jane&quot;,&quot;family&quot;:&quot;Waite&quot;},{&quot;given&quot;:&quot;Paul&quot;,&quot;family&quot;:&quot;Curzon&quot;},{&quot;given&quot;:&quot;William&quot;,&quot;family&quot;:&quot;Marsh&quot;},{&quot;given&quot;:&quot;Sue&quot;,&quot;family&quot;:&quot;Sentance&quot;}],&quot;title&quot;:&quot;Abstraction and common classroom activities&quot;,&quot;publisher&quot;:&quot;ACM Press&quot;,&quot;accessed&quot;:{&quot;date-parts&quot;:[[2020,11,12]]},&quot;citation-key&quot;:&quot;waite_abstraction_2016&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DOI&quot;:&quot;10.1145/2978249.2978272&quot;},&quot;uri&quot;:[&quot;http://zotero.org/users/1913249/items/39JH9QJG&quot;],&quot;uris&quot;:[&quot;http://zotero.org/users/1913249/items/39JH9QJG&quot;]},{&quot;id&quot;:7654,&quot;prefix&quot;:&quot;&quot;,&quot;suffix&quot;:&quot;&quot;,&quot;itemData&quot;:{&quot;ISSN&quot;:&quot;2513-8359&quot;,&quot;type&quot;:&quot;article-journal&quot;,&quot;URL&quot;:&quot;https://ijcses.org/index.php/ijcses/article/view/23&quot;,&quot;container-title&quot;:&quot;International Journal of Computer Science Education in Schools&quot;,&quot;issued&quot;:{&quot;date-parts&quot;:[[2018,1,31]]},&quot;page&quot;:&quot;14-40&quot;,&quot;volume&quot;:&quot;2&quot;,&quot;title-short&quot;:&quot;Abstraction in action&quot;,&quot;source&quot;:&quot;ijcses.org&quot;,&quot;title&quot;:&quot;Abstraction in action: K-5 teachers' uses of levels of abstraction, particularly the design level, in teaching programming.&quot;,&quot;issue&quot;:&quot;1&quot;,&quot;language&quot;:&quot;en&quot;,&quot;id&quot;:&quot;waite_abstraction_2018-1&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license&quot;:&quot;Copyright (c) 2018 Jane Lisa Waite, Paul Curzon, William Marsh, Sue Sentance, Alex Hadwen-Bennett&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accessed&quot;:{&quot;date-parts&quot;:[[2020,10,17]]},&quot;citation-key&quot;:&quot;waite_abstraction_2018-1&quot;,&quot;number&quot;:&quot;1&quot;,&quot;DOI&quot;:&quot;10.21585/ijcses.v2i1.23&quot;},&quot;uri&quot;:[&quot;http://zotero.org/users/1913249/items/8KSA6TV2&quot;],&quot;uris&quot;:[&quot;http://zotero.org/users/1913249/items/8KSA6TV2&quot;]}],&quot;properties&quot;:{&quot;formattedCitation&quot;:&quot;[@statter_teaching_2016; @waite_abstraction_2016; @waite_abstraction_2018-1]&quot;,&quot;noteIndex&quot;:0},&quot;schema&quot;:&quot;https://github.com/citation-style-language/schema/raw/master/csl-citation.json&quot;,&quot;citationID&quot;:&quot;huhlfeho&quot;} RNDkexcdmtzyr"/>.</text:p>
      <text:p text:style-name="Text_20_body">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citationItems&quot;:[{&quot;id&quot;:2973,&quot;prefix&quot;:&quot;&quot;,&quot;suffix&quot;:&quot;&quot;,&quot;itemData&quot;:{&quot;ISSN&quot;:&quot;2513-8359&quot;,&quot;type&quot;:&quot;article-journal&quot;,&quot;URL&quot;:&quot;http://ijcses.org/index.php/ijcses/article/view/23&quot;,&quot;container-title&quot;:&quot;International Journal of Computer Science Education in Schools&quot;,&quot;container-title-short&quot;:&quot;IJCSES&quot;,&quot;page&quot;:&quot;14&quot;,&quot;volume&quot;:&quot;2&quot;,&quot;source&quot;:&quot;DOI.org (Crossref)&quot;,&quot;title-short&quot;:&quot;Abstraction in action&quot;,&quot;issue&quot;:&quot;1&quot;,&quot;language&quot;:&quot;en&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title&quot;:&quot;Abstraction in action: K-5 teachers' uses of levels of abstraction, particularly the design level, in teaching programming.&quot;,&quot;id&quot;:&quot;waite_abstraction_2018&quot;,&quot;accessed&quot;:{&quot;date-parts&quot;:[[2019,12,10]]},&quot;citation-key&quot;:&quot;waite_abstraction_2018&quot;,&quot;issued&quot;:{&quot;date-parts&quot;:[[2018,1,31]]},&quot;DOI&quot;:&quot;10.21585/ijcses.v2i1.23&quot;},&quot;uri&quot;:[&quot;http://zotero.org/users/1913249/items/5QGUDFAX&quot;],&quot;uris&quot;:[&quot;http://zotero.org/users/1913249/items/5QGUDFAX&quot;]}],&quot;properties&quot;:{&quot;formattedCitation&quot;:&quot;[@waite_abstraction_2018]&quot;,&quot;noteIndex&quot;:0},&quot;schema&quot;:&quot;https://github.com/citation-style-language/schema/raw/master/csl-citation.json&quot;,&quot;citationID&quot;:&quot;jtjhgpgd&quot;} RNDtduetbybne"/>&lt;Do Zotero Refresh: [@waite_abstraction_2018]&gt;<text:reference-mark-end text:name="ZOTERO_ITEM CSL_CITATION {&quot;citationItems&quot;:[{&quot;id&quot;:2973,&quot;prefix&quot;:&quot;&quot;,&quot;suffix&quot;:&quot;&quot;,&quot;itemData&quot;:{&quot;ISSN&quot;:&quot;2513-8359&quot;,&quot;type&quot;:&quot;article-journal&quot;,&quot;URL&quot;:&quot;http://ijcses.org/index.php/ijcses/article/view/23&quot;,&quot;container-title&quot;:&quot;International Journal of Computer Science Education in Schools&quot;,&quot;container-title-short&quot;:&quot;IJCSES&quot;,&quot;page&quot;:&quot;14&quot;,&quot;volume&quot;:&quot;2&quot;,&quot;source&quot;:&quot;DOI.org (Crossref)&quot;,&quot;title-short&quot;:&quot;Abstraction in action&quot;,&quot;issue&quot;:&quot;1&quot;,&quot;language&quot;:&quot;en&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title&quot;:&quot;Abstraction in action: K-5 teachers' uses of levels of abstraction, particularly the design level, in teaching programming.&quot;,&quot;id&quot;:&quot;waite_abstraction_2018&quot;,&quot;accessed&quot;:{&quot;date-parts&quot;:[[2019,12,10]]},&quot;citation-key&quot;:&quot;waite_abstraction_2018&quot;,&quot;issued&quot;:{&quot;date-parts&quot;:[[2018,1,31]]},&quot;DOI&quot;:&quot;10.21585/ijcses.v2i1.23&quot;},&quot;uri&quot;:[&quot;http://zotero.org/users/1913249/items/5QGUDFAX&quot;],&quot;uris&quot;:[&quot;http://zotero.org/users/1913249/items/5QGUDFAX&quot;]}],&quot;properties&quot;:{&quot;formattedCitation&quot;:&quot;[@waite_abstraction_2018]&quot;,&quot;noteIndex&quot;:0},&quot;schema&quot;:&quot;https://github.com/citation-style-language/schema/raw/master/csl-citation.json&quot;,&quot;citationID&quot;:&quot;jtjhgpgd&quot;} RNDtduetbybne"/> </text:p>
      <text:p text:style-name="Text_20_body">In professional coding programmes design patterns, particularly in object-oriented approaches, are seen as a useful middle ground between abstract CT concepts and more concrete techniques <text:reference-mark-start text:name="ZOTERO_ITEM CSL_CITATION {&quot;citationItems&quot;:[{&quot;id&quot;:48,&quot;prefix&quot;:&quot;&quot;,&quot;suffix&quot;:&quot;&quot;,&quot;itemData&quot;:{&quot;ISSN&quot;:&quot;0737-0024, 1532-7051&quot;,&quot;type&quot;:&quot;article-journal&quot;,&quot;URL&quot;:&quot;https://www.tandfonline.com/doi/full/10.1207/s15327051hci2101_3&quot;,&quot;container-title&quot;:&quot;Human–Computer Interaction&quot;,&quot;container-title-short&quot;:&quot;Human–Computer Interaction&quot;,&quot;page&quot;:&quot;49-102&quot;,&quot;volume&quot;:&quot;21&quot;,&quot;source&quot;:&quot;DOI.org (Crossref)&quot;,&quot;title-short&quot;:&quot;Pattern Languages in HCI&quot;,&quot;issue&quot;:&quot;1&quot;,&quot;language&quot;:&quot;en&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author&quot;:[{&quot;given&quot;:&quot;Andy&quot;,&quot;family&quot;:&quot;Dearden&quot;},{&quot;given&quot;:&quot;Janet&quot;,&quot;family&quot;:&quot;Finlay&quot;}],&quot;title&quot;:&quot;Pattern Languages in HCI: A Critical Review&quot;,&quot;id&quot;:&quot;dearden_pattern_2006&quot;,&quot;accessed&quot;:{&quot;date-parts&quot;:[[2020,3,31]]},&quot;citation-key&quot;:&quot;dearden_pattern_2006&quot;,&quot;issued&quot;:{&quot;date-parts&quot;:[[2006,3]]},&quot;DOI&quot;:&quot;10.1207/s15327051hci2101_3&quot;},&quot;uri&quot;:[&quot;http://zotero.org/users/1913249/items/6SGNVNII&quot;],&quot;uris&quot;:[&quot;http://zotero.org/users/1913249/items/6SGNVNII&quot;]}],&quot;properties&quot;:{&quot;formattedCitation&quot;:&quot;[@dearden_pattern_2006]&quot;,&quot;noteIndex&quot;:0},&quot;schema&quot;:&quot;https://github.com/citation-style-language/schema/raw/master/csl-citation.json&quot;,&quot;citationID&quot;:&quot;gutrzqtc&quot;} RNDdncbflvotb"/>&lt;Do Zotero Refresh: [@dearden_pattern_2006]&gt;<text:reference-mark-end text:name="ZOTERO_ITEM CSL_CITATION {&quot;citationItems&quot;:[{&quot;id&quot;:48,&quot;prefix&quot;:&quot;&quot;,&quot;suffix&quot;:&quot;&quot;,&quot;itemData&quot;:{&quot;ISSN&quot;:&quot;0737-0024, 1532-7051&quot;,&quot;type&quot;:&quot;article-journal&quot;,&quot;URL&quot;:&quot;https://www.tandfonline.com/doi/full/10.1207/s15327051hci2101_3&quot;,&quot;container-title&quot;:&quot;Human–Computer Interaction&quot;,&quot;container-title-short&quot;:&quot;Human–Computer Interaction&quot;,&quot;page&quot;:&quot;49-102&quot;,&quot;volume&quot;:&quot;21&quot;,&quot;source&quot;:&quot;DOI.org (Crossref)&quot;,&quot;title-short&quot;:&quot;Pattern Languages in HCI&quot;,&quot;issue&quot;:&quot;1&quot;,&quot;language&quot;:&quot;en&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author&quot;:[{&quot;given&quot;:&quot;Andy&quot;,&quot;family&quot;:&quot;Dearden&quot;},{&quot;given&quot;:&quot;Janet&quot;,&quot;family&quot;:&quot;Finlay&quot;}],&quot;title&quot;:&quot;Pattern Languages in HCI: A Critical Review&quot;,&quot;id&quot;:&quot;dearden_pattern_2006&quot;,&quot;accessed&quot;:{&quot;date-parts&quot;:[[2020,3,31]]},&quot;citation-key&quot;:&quot;dearden_pattern_2006&quot;,&quot;issued&quot;:{&quot;date-parts&quot;:[[2006,3]]},&quot;DOI&quot;:&quot;10.1207/s15327051hci2101_3&quot;},&quot;uri&quot;:[&quot;http://zotero.org/users/1913249/items/6SGNVNII&quot;],&quot;uris&quot;:[&quot;http://zotero.org/users/1913249/items/6SGNVNII&quot;]}],&quot;properties&quot;:{&quot;formattedCitation&quot;:&quot;[@dearden_pattern_2006]&quot;,&quot;noteIndex&quot;:0},&quot;schema&quot;:&quot;https://github.com/citation-style-language/schema/raw/master/csl-citation.json&quot;,&quot;citationID&quot;:&quot;gutrzqtc&quot;} RNDdncbflvotb"/>. The idea of middle level construct is also present in the research of eriksson and colleagues using GDP to collaboratively design games with young people. <text:reference-mark-start text:name="ZOTERO_ITEM CSL_CITATION {&quot;citationItems&quot;:[{&quot;id&quot;:8543,&quot;prefix&quot;:&quot;&quot;,&quot;suffix&quot;:&quot;&quot;,&quot;itemData&quot;:{&quot;publisher-place&quot;:&quot;Boise ID USA&quot;,&quot;type&quot;:&quot;paper-conference&quot;,&quot;event-place&quot;:&quot;Boise ID USA&quot;,&quot;URL&quot;:&quot;https://dl.acm.org/doi/10.1145/3311927.3323155&quot;,&quot;container-title&quot;:&quot;Proceedings of the 18th ACM International Conference on Interaction Design and Children&quot;,&quot;issued&quot;:{&quot;date-parts&quot;:[[2019,6,12]]},&quot;ISBN&quot;:&quot;978-1-4503-6690-8&quot;,&quot;page&quot;:&quot;15-25&quot;,&quot;source&quot;:&quot;DOI.org (Crossref)&quot;,&quot;language&quot;:&quot;en&quot;,&quot;id&quot;:&quot;eriksson_using_2019&quot;,&quot;author&quot;:[{&quot;given&quot;:&quot;Eva&quot;,&quot;family&quot;:&quot;Eriksson&quot;},{&quot;given&quot;:&quot;Gökçe Elif&quot;,&quot;family&quot;:&quot;Baykal&quot;},{&quot;given&quot;:&quot;Staffan&quot;,&quot;family&quot;:&quot;Björk&quot;},{&quot;given&quot;:&quot;Olof&quot;,&quot;family&quot;:&quot;Torgersson&quot;}],&quot;title&quot;:&quot;Using Gameplay Design Patterns with Children in the Redesign of a Collaborative Co-located Game&quot;,&quot;publisher&quot;:&quot;ACM&quot;,&quot;accessed&quot;:{&quot;date-parts&quot;:[[2022,8,9]]},&quot;citation-key&quot;:&quot;eriksson_using_2019&quot;,&quot;event-title&quot;:&quot;IDC '19: Interaction Design and Children&quot;,&quot;DOI&quot;:&quot;10.1145/3311927.3323155&quot;},&quot;suppress-author&quot;:true,&quot;uri&quot;:[&quot;http://zotero.org/users/1913249/items/YJKSC8LM&quot;],&quot;uris&quot;:[&quot;http://zotero.org/users/1913249/items/YJKSC8LM&quot;]}],&quot;properties&quot;:{&quot;formattedCitation&quot;:&quot;[-@eriksson_using_2019]&quot;,&quot;noteIndex&quot;:0},&quot;schema&quot;:&quot;https://github.com/citation-style-language/schema/raw/master/csl-citation.json&quot;,&quot;citationID&quot;:&quot;ezfxdzbw&quot;} RNDbaxpeekxvj"/>&lt;Do Zotero Refresh: [-@eriksson_using_2019]&gt;<text:reference-mark-end text:name="ZOTERO_ITEM CSL_CITATION {&quot;citationItems&quot;:[{&quot;id&quot;:8543,&quot;prefix&quot;:&quot;&quot;,&quot;suffix&quot;:&quot;&quot;,&quot;itemData&quot;:{&quot;publisher-place&quot;:&quot;Boise ID USA&quot;,&quot;type&quot;:&quot;paper-conference&quot;,&quot;event-place&quot;:&quot;Boise ID USA&quot;,&quot;URL&quot;:&quot;https://dl.acm.org/doi/10.1145/3311927.3323155&quot;,&quot;container-title&quot;:&quot;Proceedings of the 18th ACM International Conference on Interaction Design and Children&quot;,&quot;issued&quot;:{&quot;date-parts&quot;:[[2019,6,12]]},&quot;ISBN&quot;:&quot;978-1-4503-6690-8&quot;,&quot;page&quot;:&quot;15-25&quot;,&quot;source&quot;:&quot;DOI.org (Crossref)&quot;,&quot;language&quot;:&quot;en&quot;,&quot;id&quot;:&quot;eriksson_using_2019&quot;,&quot;author&quot;:[{&quot;given&quot;:&quot;Eva&quot;,&quot;family&quot;:&quot;Eriksson&quot;},{&quot;given&quot;:&quot;Gökçe Elif&quot;,&quot;family&quot;:&quot;Baykal&quot;},{&quot;given&quot;:&quot;Staffan&quot;,&quot;family&quot;:&quot;Björk&quot;},{&quot;given&quot;:&quot;Olof&quot;,&quot;family&quot;:&quot;Torgersson&quot;}],&quot;title&quot;:&quot;Using Gameplay Design Patterns with Children in the Redesign of a Collaborative Co-located Game&quot;,&quot;publisher&quot;:&quot;ACM&quot;,&quot;accessed&quot;:{&quot;date-parts&quot;:[[2022,8,9]]},&quot;citation-key&quot;:&quot;eriksson_using_2019&quot;,&quot;event-title&quot;:&quot;IDC '19: Interaction Design and Children&quot;,&quot;DOI&quot;:&quot;10.1145/3311927.3323155&quot;},&quot;suppress-author&quot;:true,&quot;uri&quot;:[&quot;http://zotero.org/users/1913249/items/YJKSC8LM&quot;],&quot;uris&quot;:[&quot;http://zotero.org/users/1913249/items/YJKSC8LM&quot;]}],&quot;properties&quot;:{&quot;formattedCitation&quot;:&quot;[-@eriksson_using_2019]&quot;,&quot;noteIndex&quot;:0},&quot;schema&quot;:&quot;https://github.com/citation-style-language/schema/raw/master/csl-citation.json&quot;,&quot;citationID&quot;:&quot;ezfxdzbw&quot;} RNDbaxpeekxvj"/></text:p>
      <text:p text:style-name="Text_20_body">The concept of levels abstraction can also be applied to our analysis of the game making practices with AT concepts. - most abstract - Activity - making an engaging game - most abstract - Action - choosing a GDP - most concrete - Operation - enacting in code</text:p>
      <text:p text:style-name="Text_20_body">The observations of this chapter show the advantages of GDP as a tangible, middle level unit of activity to help not only the creation of designed objects and the development of personal knowledge but also the emergence of a community of practice.</text:p>
      <text:h text:style-name="Heading_20_4" text:outline-level="4"><text:bookmark-start text:name="gdp-as-concrete-enough-to-be-understandable-but-abstract-enough-to-be-replicable"/>GDP as concrete enough to be understandable but abstract enough to be replicable<text:bookmark-end text:name="gdp-as-concrete-enough-to-be-understandable-but-abstract-enough-to-be-replicable"/></text:h>
      <text:p text:style-name="First_20_paragraph">In this context replicable means that once the implementation of one GDP is complete, the process of implementing another shares similar practices, thus building competency of learners.</text:p>
      <text:p text:style-name="Text_20_body">In this context of novice coders in an informal environment it seems appropriate to introduce some levels of reusable practice whilst initially prioritising individual learner engagement and community participation.</text:p>
      <text:p text:style-name="Text_20_body">Game design patterns contain elements of more abstract and thus repeatable structures thus fulfilling some of the promise transfer offered by advocates of Computational Thinking. This is explored in more depth in the next chapter.</text:p>
      <text:p text:style-name="Text_20_body">Game design patterns or their fragments are used as a form of design short cuts. Examples from the above include, <text:span text:style-name="T2">get an enemy in</text:span> , <text:span text:style-name="T2">animate player</text:span> or get it in the game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However, there are challenges of the use of such short cuts. There may be confusion over use of terms to new comers. They may hide more complex patterns within the name. For example, the shortcuts in Fi and Ma’s interaction hides a large amount of problems solving which seems “overwhelming”.</text:p>
      <text:p text:style-name="Text_20_body">These issues reflect the nature of the process of operationalising discreet actions that make up the implementation stages of each design pattern. Tensions may be overcome with help from peer group and facilitators.</text:p>
      <text:p text:style-name="Text_20_body">There is also evidence that the process of technical processes becoming second nature, and the ability to show this to family and other peer groups members in empowering. The next section addresses the development and nature of agency in this learning design.</text:p>
      <text:h text:style-name="Heading_20_3" text:outline-level="3"><text:bookmark-start text:name="agency-autonomy-and-walled-gardens"/>Agency, Autonomy and Walled Gardens<text:bookmark-end text:name="agency-autonomy-and-walled-gardens"/></text:h>
      <text:p text:style-name="First_20_paragraph">This section;</text:p>
      <text:p text:style-name="Text_20_body"><text:span text:style-name="T1">On affordances and anchors - swinging on gargoyles</text:span></text:p>
      <text:p text:style-name="Text_20_body">Affordances have been misused, assigned magical properties, including agency of themselves. However, affordances are originally conceived of as part of activity, not separated from it. <text:reference-mark-start text:name="ZOTERO_ITEM CSL_CITATION {&quot;citationItems&quot;:[{&quot;id&quot;:3142,&quot;prefix&quot;:&quot;&quot;,&quot;suffix&quot;:&quot;&quot;,&quot;itemData&quot;:{&quot;publisher-place&quot;:&quot;New York, NY, USA&quot;,&quot;type&quot;:&quot;paper-conference&quot;,&quot;event-place&quot;:&quot;New York, NY, USA&quot;,&quot;URL&quot;:&quot;http://doi.acm.org/10.1145/572020.572028&quot;,&quot;container-title&quot;:&quot;Proceedings of the Second Nordic Conference on Human-computer Interaction&quot;,&quot;issued&quot;:{&quot;date-parts&quot;:[[2002]]},&quot;ISBN&quot;:&quot;978-1-58113-616-6&quot;,&quot;page&quot;:&quot;51–60&quot;,&quot;source&quot;:&quot;ACM Digital Library&quot;,&quot;collection-title&quot;:&quot;NordiCHI '02&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author&quot;:[{&quot;given&quot;:&quot;Klaus B.&quot;,&quot;family&quot;:&quot;B\\a erentsen&quot;},{&quot;given&quot;:&quot;Johan&quot;,&quot;family&quot;:&quot;Trettvik&quot;}],&quot;title&quot;:&quot;An Activity Theory Approach to Affordance&quot;,&quot;publisher&quot;:&quot;ACM&quot;,&quot;accessed&quot;:{&quot;date-parts&quot;:[[2019,5,10]]},&quot;citation-key&quot;:&quot;ba_erentsen_activity_2002&quot;,&quot;id&quot;:&quot;ba_erentsen_activity_2002&quot;,&quot;DOI&quot;:&quot;10.1145/572020.572028&quot;},&quot;uri&quot;:[&quot;http://zotero.org/users/1913249/items/3ZY45LTV&quot;],&quot;uris&quot;:[&quot;http://zotero.org/users/1913249/items/3ZY45LTV&quot;]}],&quot;properties&quot;:{&quot;formattedCitation&quot;:&quot;[@ba_erentsen_activity_2002]&quot;,&quot;noteIndex&quot;:0},&quot;schema&quot;:&quot;https://github.com/citation-style-language/schema/raw/master/csl-citation.json&quot;,&quot;citationID&quot;:&quot;oplrcnth&quot;} RNDzpwtqatvyw"/>&lt;Do Zotero Refresh: [@ba_erentsen_activity_2002]&gt;<text:reference-mark-end text:name="ZOTERO_ITEM CSL_CITATION {&quot;citationItems&quot;:[{&quot;id&quot;:3142,&quot;prefix&quot;:&quot;&quot;,&quot;suffix&quot;:&quot;&quot;,&quot;itemData&quot;:{&quot;publisher-place&quot;:&quot;New York, NY, USA&quot;,&quot;type&quot;:&quot;paper-conference&quot;,&quot;event-place&quot;:&quot;New York, NY, USA&quot;,&quot;URL&quot;:&quot;http://doi.acm.org/10.1145/572020.572028&quot;,&quot;container-title&quot;:&quot;Proceedings of the Second Nordic Conference on Human-computer Interaction&quot;,&quot;issued&quot;:{&quot;date-parts&quot;:[[2002]]},&quot;ISBN&quot;:&quot;978-1-58113-616-6&quot;,&quot;page&quot;:&quot;51–60&quot;,&quot;source&quot;:&quot;ACM Digital Library&quot;,&quot;collection-title&quot;:&quot;NordiCHI '02&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author&quot;:[{&quot;given&quot;:&quot;Klaus B.&quot;,&quot;family&quot;:&quot;B\\a erentsen&quot;},{&quot;given&quot;:&quot;Johan&quot;,&quot;family&quot;:&quot;Trettvik&quot;}],&quot;title&quot;:&quot;An Activity Theory Approach to Affordance&quot;,&quot;publisher&quot;:&quot;ACM&quot;,&quot;accessed&quot;:{&quot;date-parts&quot;:[[2019,5,10]]},&quot;citation-key&quot;:&quot;ba_erentsen_activity_2002&quot;,&quot;id&quot;:&quot;ba_erentsen_activity_2002&quot;,&quot;DOI&quot;:&quot;10.1145/572020.572028&quot;},&quot;uri&quot;:[&quot;http://zotero.org/users/1913249/items/3ZY45LTV&quot;],&quot;uris&quot;:[&quot;http://zotero.org/users/1913249/items/3ZY45LTV&quot;]}],&quot;properties&quot;:{&quot;formattedCitation&quot;:&quot;[@ba_erentsen_activity_2002]&quot;,&quot;noteIndex&quot;:0},&quot;schema&quot;:&quot;https://github.com/citation-style-language/schema/raw/master/csl-citation.json&quot;,&quot;citationID&quot;:&quot;oplrcnth&quot;} RNDzpwtqatvyw"/> Give example?</text:p>
      <text:p text:style-name="Text_20_body">Then can be viewed together with the anchor metaphor as a catching point. Or to use a similar metaphor as a gargoyles for spiderman to shoot his webspinners at so he can swing from them. <text:reference-mark-start text:name="ZOTERO_ITEM CSL_CITATION {&quot;citationItems&quot;:[{&quot;id&quot;:8898,&quot;prefix&quot;:&quot;&quot;,&quot;suffix&quot;:&quot;&quot;,&quot;itemData&quot;:{&quot;ISSN&quot;:&quot;1074-9039&quot;,&quot;type&quot;:&quot;article-journal&quot;,&quot;URL&quot;:&quot;https://doi.org/10.1080/10749039.2022.2092151&quot;,&quot;container-title&quot;:&quot;Mind, Culture, and Activity&quot;,&quot;issued&quot;:{&quot;date-parts&quot;:[[2022,4,3]]},&quot;issue&quot;:&quot;2&quot;,&quot;source&quot;:&quot;Taylor and Francis+NEJM&quot;,&quot;volume&quot;:&quot;29&quot;,&quot;page&quot;:&quot;108-122&quot;,&quot;title-short&quot;:&quot;Agency in cultural-historical activity theory&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author&quot;:[{&quot;given&quot;:&quot;Nick&quot;,&quot;family&quot;:&quot;Hopwood&quot;}],&quot;title&quot;:&quot;Agency in cultural-historical activity theory: strengthening commitment to social transformation&quot;,&quot;publisher&quot;:&quot;Routledge&quot;,&quot;accessed&quot;:{&quot;date-parts&quot;:[[2023,2,22]]},&quot;citation-key&quot;:&quot;hopwood_agency_2022&quot;,&quot;id&quot;:&quot;hopwood_agency_2022&quot;,&quot;DOI&quot;:&quot;10.1080/10749039.2022.2092151&quot;},&quot;uri&quot;:[&quot;http://zotero.org/users/1913249/items/RZ2E7GK8&quot;],&quot;uris&quot;:[&quot;http://zotero.org/users/1913249/items/RZ2E7GK8&quot;]}],&quot;properties&quot;:{&quot;formattedCitation&quot;:&quot;[@hopwood_agency_2022]&quot;,&quot;noteIndex&quot;:0},&quot;schema&quot;:&quot;https://github.com/citation-style-language/schema/raw/master/csl-citation.json&quot;,&quot;citationID&quot;:&quot;vztxzrme&quot;} RNDvxcqgqfsii"/>&lt;Do Zotero Refresh: [@hopwood_agency_2022]&gt;<text:reference-mark-end text:name="ZOTERO_ITEM CSL_CITATION {&quot;citationItems&quot;:[{&quot;id&quot;:8898,&quot;prefix&quot;:&quot;&quot;,&quot;suffix&quot;:&quot;&quot;,&quot;itemData&quot;:{&quot;ISSN&quot;:&quot;1074-9039&quot;,&quot;type&quot;:&quot;article-journal&quot;,&quot;URL&quot;:&quot;https://doi.org/10.1080/10749039.2022.2092151&quot;,&quot;container-title&quot;:&quot;Mind, Culture, and Activity&quot;,&quot;issued&quot;:{&quot;date-parts&quot;:[[2022,4,3]]},&quot;issue&quot;:&quot;2&quot;,&quot;source&quot;:&quot;Taylor and Francis+NEJM&quot;,&quot;volume&quot;:&quot;29&quot;,&quot;page&quot;:&quot;108-122&quot;,&quot;title-short&quot;:&quot;Agency in cultural-historical activity theory&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author&quot;:[{&quot;given&quot;:&quot;Nick&quot;,&quot;family&quot;:&quot;Hopwood&quot;}],&quot;title&quot;:&quot;Agency in cultural-historical activity theory: strengthening commitment to social transformation&quot;,&quot;publisher&quot;:&quot;Routledge&quot;,&quot;accessed&quot;:{&quot;date-parts&quot;:[[2023,2,22]]},&quot;citation-key&quot;:&quot;hopwood_agency_2022&quot;,&quot;id&quot;:&quot;hopwood_agency_2022&quot;,&quot;DOI&quot;:&quot;10.1080/10749039.2022.2092151&quot;},&quot;uri&quot;:[&quot;http://zotero.org/users/1913249/items/RZ2E7GK8&quot;],&quot;uris&quot;:[&quot;http://zotero.org/users/1913249/items/RZ2E7GK8&quot;]}],&quot;properties&quot;:{&quot;formattedCitation&quot;:&quot;[@hopwood_agency_2022]&quot;,&quot;noteIndex&quot;:0},&quot;schema&quot;:&quot;https://github.com/citation-style-language/schema/raw/master/csl-citation.json&quot;,&quot;citationID&quot;:&quot;vztxzrme&quot;} RNDvxcqgqfsii"/>.</text:p>
      <text:p text:style-name="Text_20_body"><text:span text:style-name="T1">Play testing, playgrounds and a walled garden - impact on agency</text:span></text:p>
      <text:p text:style-name="Text_20_body">Pair and peer playtesting emerges as a key practice to facilitate learner agency.</text:p>
      <text:p text:style-name="Text_20_body">In the language of double stimulation, a tension of relative inactivity at times is overcome by invitation to play test and resulting interaction.</text:p>
      <text:h text:style-name="Heading_20_4" text:outline-level="4"><text:bookmark-start text:name="use-of-restricted-set-of-collated-gdp-patterns"/>Use of restricted set of collated GDP patterns<text:bookmark-end text:name="use-of-restricted-set-of-collated-gdp-patterns"/></text:h>
      <text:list text:style-name="L24">
        <text:list-item>
          <text:p text:style-name="P183">outlines the advantages to using a restricted set of collaged GDPs which participants cover step by step.</text:p>
        </text:list-item>
        <text:list-item>
          <text:p text:style-name="P183">compares again to instructional tutorials (previously explored in methods chapter)AND to the process of working on a sprawling problem which seems unmanagable</text:p>
        </text:list-item>
        <text:list-item>
          <text:p text:style-name="P183">but which in with participants have to work with facilitators in depth to overcome issues to preserve a totally learner-driven approach (as per first iteration)</text:p>
        </text:list-item>
        <text:list-item>
          <text:p text:style-name="P183">The reduced list of GDPs in a framework in Eriksson’s intervention <text:reference-mark-start text:name="ZOTERO_ITEM CSL_CITATION {&quot;citationItems&quot;:[{&quot;id&quot;:8543,&quot;prefix&quot;:&quot;&quot;,&quot;suffix&quot;:&quot;&quot;,&quot;itemData&quot;:{&quot;publisher-place&quot;:&quot;Boise ID USA&quot;,&quot;type&quot;:&quot;paper-conference&quot;,&quot;event-place&quot;:&quot;Boise ID USA&quot;,&quot;URL&quot;:&quot;https://dl.acm.org/doi/10.1145/3311927.3323155&quot;,&quot;container-title&quot;:&quot;Proceedings of the 18th ACM International Conference on Interaction Design and Children&quot;,&quot;issued&quot;:{&quot;date-parts&quot;:[[2019,6,12]]},&quot;ISBN&quot;:&quot;978-1-4503-6690-8&quot;,&quot;page&quot;:&quot;15-25&quot;,&quot;source&quot;:&quot;DOI.org (Crossref)&quot;,&quot;language&quot;:&quot;en&quot;,&quot;id&quot;:&quot;eriksson_using_2019&quot;,&quot;author&quot;:[{&quot;given&quot;:&quot;Eva&quot;,&quot;family&quot;:&quot;Eriksson&quot;},{&quot;given&quot;:&quot;Gökçe Elif&quot;,&quot;family&quot;:&quot;Baykal&quot;},{&quot;given&quot;:&quot;Staffan&quot;,&quot;family&quot;:&quot;Björk&quot;},{&quot;given&quot;:&quot;Olof&quot;,&quot;family&quot;:&quot;Torgersson&quot;}],&quot;title&quot;:&quot;Using Gameplay Design Patterns with Children in the Redesign of a Collaborative Co-located Game&quot;,&quot;publisher&quot;:&quot;ACM&quot;,&quot;accessed&quot;:{&quot;date-parts&quot;:[[2022,8,9]]},&quot;citation-key&quot;:&quot;eriksson_using_2019&quot;,&quot;event-title&quot;:&quot;IDC '19: Interaction Design and Children&quot;,&quot;DOI&quot;:&quot;10.1145/3311927.3323155&quot;},&quot;suppress-author&quot;:true,&quot;uri&quot;:[&quot;http://zotero.org/users/1913249/items/YJKSC8LM&quot;],&quot;uris&quot;:[&quot;http://zotero.org/users/1913249/items/YJKSC8LM&quot;]}],&quot;properties&quot;:{&quot;formattedCitation&quot;:&quot;[-@eriksson_using_2019]&quot;,&quot;noteIndex&quot;:0},&quot;schema&quot;:&quot;https://github.com/citation-style-language/schema/raw/master/csl-citation.json&quot;,&quot;citationID&quot;:&quot;gbqfqnzh&quot;} RNDoscmpyliwl"/>&lt;Do Zotero Refresh: [-@eriksson_using_2019]&gt;<text:reference-mark-end text:name="ZOTERO_ITEM CSL_CITATION {&quot;citationItems&quot;:[{&quot;id&quot;:8543,&quot;prefix&quot;:&quot;&quot;,&quot;suffix&quot;:&quot;&quot;,&quot;itemData&quot;:{&quot;publisher-place&quot;:&quot;Boise ID USA&quot;,&quot;type&quot;:&quot;paper-conference&quot;,&quot;event-place&quot;:&quot;Boise ID USA&quot;,&quot;URL&quot;:&quot;https://dl.acm.org/doi/10.1145/3311927.3323155&quot;,&quot;container-title&quot;:&quot;Proceedings of the 18th ACM International Conference on Interaction Design and Children&quot;,&quot;issued&quot;:{&quot;date-parts&quot;:[[2019,6,12]]},&quot;ISBN&quot;:&quot;978-1-4503-6690-8&quot;,&quot;page&quot;:&quot;15-25&quot;,&quot;source&quot;:&quot;DOI.org (Crossref)&quot;,&quot;language&quot;:&quot;en&quot;,&quot;id&quot;:&quot;eriksson_using_2019&quot;,&quot;author&quot;:[{&quot;given&quot;:&quot;Eva&quot;,&quot;family&quot;:&quot;Eriksson&quot;},{&quot;given&quot;:&quot;Gökçe Elif&quot;,&quot;family&quot;:&quot;Baykal&quot;},{&quot;given&quot;:&quot;Staffan&quot;,&quot;family&quot;:&quot;Björk&quot;},{&quot;given&quot;:&quot;Olof&quot;,&quot;family&quot;:&quot;Torgersson&quot;}],&quot;title&quot;:&quot;Using Gameplay Design Patterns with Children in the Redesign of a Collaborative Co-located Game&quot;,&quot;publisher&quot;:&quot;ACM&quot;,&quot;accessed&quot;:{&quot;date-parts&quot;:[[2022,8,9]]},&quot;citation-key&quot;:&quot;eriksson_using_2019&quot;,&quot;event-title&quot;:&quot;IDC '19: Interaction Design and Children&quot;,&quot;DOI&quot;:&quot;10.1145/3311927.3323155&quot;},&quot;suppress-author&quot;:true,&quot;uri&quot;:[&quot;http://zotero.org/users/1913249/items/YJKSC8LM&quot;],&quot;uris&quot;:[&quot;http://zotero.org/users/1913249/items/YJKSC8LM&quot;]}],&quot;properties&quot;:{&quot;formattedCitation&quot;:&quot;[-@eriksson_using_2019]&quot;,&quot;noteIndex&quot;:0},&quot;schema&quot;:&quot;https://github.com/citation-style-language/schema/raw/master/csl-citation.json&quot;,&quot;citationID&quot;:&quot;gbqfqnzh&quot;} RNDoscmpyliwl"/>, to suit a younger audience / restricted time frame</text:p>
        </text:list-item>
      </text:list>
      <text:h text:style-name="Heading_20_4" text:outline-level="4"><text:bookmark-start text:name="breaking-out---on-the-organic-evolution-of-the-design"/>Breaking out - on the organic evolution of the design<text:bookmark-end text:name="breaking-out---on-the-organic-evolution-of-the-design"/></text:h>
      <text:p text:style-name="First_20_paragraph"><text:span text:style-name="T1">Evolving Peer practices</text:span></text:p>
      <text:list text:style-name="L25">
        <text:list-item>
          <text:p text:style-name="P184">One to one instruction to explain concepts and allow freedom of choice is ideal but unrealistic in classrooms.</text:p>
        </text:list-item>
      </text:list>
      <text:p text:style-name="First_20_paragraph">Even with a restricted set of patterns not all participants were able to patch in from the documentsation.</text:p>
      <text:p text:style-name="Text_20_body">Thus the community started to teach each other, and this evolved in some unexpected directions.</text:p>
      <text:p text:style-name="Text_20_body">The community of learners began to pitch in in their own ways and develop their own practices. Agency was</text:p>
      <text:p text:style-name="Text_20_body"><text:span text:style-name="T1">Breaking out</text:span> - Te and Da’s decision to explore a different starting point and add uncharded GDPs like following enemies. A potential tension which was resolved quickly in some ways. But at the cost of maintaining a working game.</text:p>
      <text:h text:style-name="Heading_20_3" text:outline-level="3"><text:bookmark-start text:name="tensions-between-facilitating-agency-and-norming-practices-possible-link-to-next-chapter"/>Tensions between facilitating agency and norming practices (Possible Link to Next Chapter)<text:bookmark-end text:name="tensions-between-facilitating-agency-and-norming-practices-possible-link-to-next-chapter"/></text:h>
      <text:p text:style-name="First_20_paragraph">This chapter has explored the use of game design patterns by participants to aid the development of their game making practices. Participants are able to use the affordances of the existing learning design and add their own evolving practice to them as a way of expressing and building agency. Examples of this dynamic agency include the use of graphical code structures, asking for peer or facilitator support etc.</text:p>
      <text:p text:style-name="Text_20_body">However as a seeming counterpoint to this growing agency is the norming effects of concepts that gain community currency in playtesting. The repeated attempts by participants to make the jumping mechanic of Mi less frustrating can be seen as a potential drag on the agency or autonomy of Mi as a designer. However this may be a false dichotomy. Such norming practices can be seen from a different perspective. The following chapter begins with a deeper exploration of learner agency in relation to existing research in this domain.</text:p>
      <text:section text:name=" ZOTERO_BIBL {&quot;uncited&quot;:[],&quot;omitted&quot;:[],&quot;custom&quot;:[]} CSL_BIBLIOGRAPHY RNDaipvgrmmhs">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Findings Chapter 2 - It’s like a project in itself really</dc:title>
    <dc:description/>
    <dc:subject/>
    <meta:keyword/>
    <meta:initial-creator/>
    <dc:creator/>
    <meta:creation-date>2023-03-07T13:49:39Z</meta:creation-date>
    <dc:date>2023-03-07T13:49:39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